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swiss"/>
    <style:font-face style:name="Liberation Mono" svg:font-family="'Liberation Mono', Cousine, 'DejaVu Sans Mono'" style:font-family-generic="modern" style:font-pitch="fixed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10.375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4.274cm"/>
    </style:style>
    <style:style style:name="co6" style:family="table-column">
      <style:table-column-properties fo:break-before="auto" style:column-width="4.4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7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ext-properties fo:color="#999999" fo:font-size="10pt" style:font-size-asian="10pt" style:font-size-complex="10pt"/>
    </style:style>
    <style:style style:name="ce3" style:family="table-cell" style:parent-style-name="Default">
      <style:table-cell-properties fo:background-color="#81d41a"/>
      <style:text-properties fo:font-size="10pt" style:font-size-asian="10pt" style:font-size-complex="10pt"/>
    </style:style>
    <style:style style:name="ce6" style:family="table-cell" style:parent-style-name="Default" style:data-style-name="N70">
      <style:table-cell-properties fo:background-color="#81d41a"/>
      <style:text-properties fo:font-size="10pt" style:font-size-asian="10pt" style:font-size-complex="10pt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Helvetic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none" style:country-asian="none" style:font-style-asian="normal" style:font-weight-asian="normal" style:font-name-complex="Helvetic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70">
      <style:text-properties fo:font-size="10pt" style:font-size-asian="10pt" style:font-size-complex="10pt"/>
    </style:style>
    <style:style style:name="ce9" style:family="table-cell" style:parent-style-name="Default" style:data-style-name="N70">
      <style:text-properties fo:color="#999999" fo:font-size="10pt" style:font-size-asian="10pt" style:font-size-complex="10pt"/>
    </style:style>
    <style:style style:name="ce17" style:family="table-cell" style:parent-style-name="Default" style:data-style-name="N37"/>
    <style:style style:name="ce10" style:family="table-cell" style:parent-style-name="Default" style:data-style-name="N0">
      <style:text-properties fo:font-size="10pt" style:font-size-asian="10pt" style:font-size-complex="10pt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1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Liberation Mono1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2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4" table:default-cell-style-name="ce1"/>
        <table:table-row table:style-name="ro1">
          <table:table-cell office:value-type="string" calcext:value-type="string">
            <text:p>Taxa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RAM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SUM([.H3:.H5297])" office:value-type="float" office:value="30952.885835" calcext:value-type="float">
            <text:p>30952.885835</text:p>
          </table:table-cell>
          <table:table-cell table:formula="of:=[.H2]/24/365" office:value-type="float" office:value="3.53343445605023" calcext:value-type="float">
            <text:p>3.53343445605023</text:p>
          </table:table-cell>
          <table:table-cell office:value-type="string" calcext:value-type="string">
            <text:p>&lt;- CPU years</text:p>
          </table:table-cell>
          <table:table-cell table:formula="of:=SUM([.J3:.J456])" office:value-type="float" office:value="4184.11" calcext:value-type="float">
            <text:p>4184.1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1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54.3671" calcext:value-type="float">
            <text:p>154.3671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10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2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53.2832" calcext:value-type="float">
            <text:p>153.2832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10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3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54.1598" calcext:value-type="float">
            <text:p>154.1598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10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6604" calcext:value-type="float">
            <text:p>660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Telluraves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51.2328" calcext:value-type="float">
            <text:p>151.2328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Strisores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.647848" calcext:value-type="float">
            <text:p>1.647848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superorder_lvl_order_suborder_Paleognathae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2"/>
          <table:table-cell table:style-name="ce9"/>
          <table:table-cell table:style-name="ce2" table:number-columns-repeated="101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Otidimorphae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0.9" calcext:value-type="float">
            <text:p>0.9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superorder_lvl_order_suborder_Mirandornithes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2"/>
          <table:table-cell table:style-name="ce9"/>
          <table:table-cell table:style-name="ce2" table:number-columns-repeated="101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Galloanserae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.973291" calcext:value-type="float">
            <text:p>2.973291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Columbbimorphae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.264576" calcext:value-type="float">
            <text:p>1.264576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Aequornithes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.703039" calcext:value-type="float">
            <text:p>2.703039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Accipitriformes <text:s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Anseriformes <text:s text:c="4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331" calcext:value-type="float">
            <text:p>33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Apodiformes <text:s text:c="5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Bucerotiformes <text:s text:c="2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Caprimulgiformes 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Charadriiformes <text:s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.920523" calcext:value-type="float">
            <text:p>1.920523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Ciconiiformes <text:s text:c="3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8"/>
          <table:table-cell table:style-name="ce2" office:value-type="string" calcext:value-type="string">
            <text:p>s</text:p>
          </table:table-cell>
          <table:table-cell table:style-name="ce2" table:number-columns-repeated="1009"/>
        </table:table-row>
        <table:table-row table:style-name="ro1">
          <table:table-cell table:style-name="ce2" office:value-type="float" office:value="266" calcext:value-type="float">
            <text:p>26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Columbiformes <text:s text:c="3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Coraciiformes <text:s text:c="3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Cuculiformes <text:s text:c="4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Falconiformes <text:s text:c="3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Galliformes <text:s text:c="5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Gruiformes <text:s text:c="6"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Musophagiformes <text:s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Otidiformes <text:s text:c="5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asseriformes <text:s text:c="3"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Pelecaniformes <text:s text:c="2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iciformes <text:s text:c="6"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.756259" calcext:value-type="float">
            <text:p>1.756259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Podicipediformes 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Procellariiformes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341" calcext:value-type="float">
            <text:p>34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Psittaciformes <text:s text:c="2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Pterocliformes <text:s text:c="2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Sphenisciformes <text:s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Strigiformes <text:s text:c="4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Suliformes <text:s text:c="6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Tinamiformes <text:s text:c="4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Trogoniformes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Ardei <text:s text:c="6"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suborder_lvl_superfam_fam_Buceroti <text:s text:c="3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suborder_lvl_superfam_fam_Charadrii <text:s text:c="2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Galbuli <text:s text:c="4"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0.2" calcext:value-type="float">
            <text:p>0.2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suborder_lvl_superfam_fam_Grui <text:s text:c="7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Lari <text:s text:c="7"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asseri <text:s text:c="4"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08.4344" calcext:value-type="float">
            <text:p>108.4344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hasianoidea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ici <text:s text:c="7"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.65647" calcext:value-type="float">
            <text:p>1.65647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suborder_lvl_superfam_fam_Ralli <text:s text:c="6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suborder_lvl_superfam_fam_Scolopaci <text:s text:c="2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Tyranni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0.32763" calcext:value-type="float">
            <text:p>10.32763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erthioidea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orvoidea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7.513349" calcext:value-type="float">
            <text:p>7.513349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Meliphagoidea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.24356" calcext:value-type="float">
            <text:p>1.24356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superfam_lvl_fam_Menuroidea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6.21528" calcext:value-type="float">
            <text:p>56.2152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75" calcext:value-type="float">
            <text:p>2227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3.2825" calcext:value-type="float">
            <text:p>63.2825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76" calcext:value-type="float">
            <text:p>2227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8.82889" calcext:value-type="float">
            <text:p>58.82889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77" calcext:value-type="float">
            <text:p>2227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9.84861" calcext:value-type="float">
            <text:p>59.84861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78" calcext:value-type="float">
            <text:p>2227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1.8575" calcext:value-type="float">
            <text:p>61.8575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79" calcext:value-type="float">
            <text:p>2227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8.65167" calcext:value-type="float">
            <text:p>58.6516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80" calcext:value-type="float">
            <text:p>2228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0.78" calcext:value-type="float">
            <text:p>60.7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81" calcext:value-type="float">
            <text:p>2228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6.41778" calcext:value-type="float">
            <text:p>56.4177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82" calcext:value-type="float">
            <text:p>2228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3.79444" calcext:value-type="float">
            <text:p>53.79444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83" calcext:value-type="float">
            <text:p>2228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4.31333" calcext:value-type="float">
            <text:p>54.31333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84" calcext:value-type="float">
            <text:p>2228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4.33556" calcext:value-type="float">
            <text:p>54.3355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85" calcext:value-type="float">
            <text:p>2228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4.27528" calcext:value-type="float">
            <text:p>54.2752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86" calcext:value-type="float">
            <text:p>2228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3.67056" calcext:value-type="float">
            <text:p>53.6705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87" calcext:value-type="float">
            <text:p>2228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3.98528" calcext:value-type="float">
            <text:p>53.9852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88" calcext:value-type="float">
            <text:p>2228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2.13583" calcext:value-type="float">
            <text:p>62.13583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89" calcext:value-type="float">
            <text:p>2228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5.66778" calcext:value-type="float">
            <text:p>65.6677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90" calcext:value-type="float">
            <text:p>2229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6.07139" calcext:value-type="float">
            <text:p>56.07139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91" calcext:value-type="float">
            <text:p>2229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4.92944" calcext:value-type="float">
            <text:p>64.92944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92" calcext:value-type="float">
            <text:p>2229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7.66861" calcext:value-type="float">
            <text:p>57.66861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93" calcext:value-type="float">
            <text:p>2229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2.67889" calcext:value-type="float">
            <text:p>62.67889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94" calcext:value-type="float">
            <text:p>2229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1.81833" calcext:value-type="float">
            <text:p>61.81833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95" calcext:value-type="float">
            <text:p>2229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1.45611" calcext:value-type="float">
            <text:p>61.45611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96" calcext:value-type="float">
            <text:p>2229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7.33389" calcext:value-type="float">
            <text:p>57.33389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97" calcext:value-type="float">
            <text:p>2229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1.35" calcext:value-type="float">
            <text:p>61.35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98" calcext:value-type="float">
            <text:p>2229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1.88306" calcext:value-type="float">
            <text:p>61.8830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99" calcext:value-type="float">
            <text:p>2229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9.12861" calcext:value-type="float">
            <text:p>59.12861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00" calcext:value-type="float">
            <text:p>2230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6.68722" calcext:value-type="float">
            <text:p>66.68722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01" calcext:value-type="float">
            <text:p>2230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49.62861" calcext:value-type="float">
            <text:p>49.62861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02" calcext:value-type="float">
            <text:p>2230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3.09667" calcext:value-type="float">
            <text:p>63.0966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03" calcext:value-type="float">
            <text:p>2230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0.22889" calcext:value-type="float">
            <text:p>50.22889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04" calcext:value-type="float">
            <text:p>2230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6.10333" calcext:value-type="float">
            <text:p>56.10333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05" calcext:value-type="float">
            <text:p>2230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5.58556" calcext:value-type="float">
            <text:p>55.5855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06" calcext:value-type="float">
            <text:p>2230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2.24583" calcext:value-type="float">
            <text:p>62.24583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07" calcext:value-type="float">
            <text:p>2230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6.52583" calcext:value-type="float">
            <text:p>56.52583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08" calcext:value-type="float">
            <text:p>2230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0.90667" calcext:value-type="float">
            <text:p>50.9066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09" calcext:value-type="float">
            <text:p>2230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5.84972" calcext:value-type="float">
            <text:p>55.84972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10" calcext:value-type="float">
            <text:p>2231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3.16056" calcext:value-type="float">
            <text:p>53.1605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11" calcext:value-type="float">
            <text:p>2231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6.56361" calcext:value-type="float">
            <text:p>56.56361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12" calcext:value-type="float">
            <text:p>2231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2.04278" calcext:value-type="float">
            <text:p>52.0427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13" calcext:value-type="float">
            <text:p>2231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9.33917" calcext:value-type="float">
            <text:p>59.3391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14" calcext:value-type="float">
            <text:p>2231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5.90556" calcext:value-type="float">
            <text:p>55.9055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15" calcext:value-type="float">
            <text:p>2231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8.96278" calcext:value-type="float">
            <text:p>58.9627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16" calcext:value-type="float">
            <text:p>2231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9.06194" calcext:value-type="float">
            <text:p>59.06194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17" calcext:value-type="float">
            <text:p>2231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9.21167" calcext:value-type="float">
            <text:p>59.2116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18" calcext:value-type="float">
            <text:p>2231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9.54167" calcext:value-type="float">
            <text:p>59.5416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19" calcext:value-type="float">
            <text:p>2231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9.50556" calcext:value-type="float">
            <text:p>59.5055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20" calcext:value-type="float">
            <text:p>2232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0.95917" calcext:value-type="float">
            <text:p>60.9591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21" calcext:value-type="float">
            <text:p>2232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42.51778" calcext:value-type="float">
            <text:p>42.5177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22" calcext:value-type="float">
            <text:p>2232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6.28972" calcext:value-type="float">
            <text:p>56.28972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23" calcext:value-type="float">
            <text:p>2232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9.88222" calcext:value-type="float">
            <text:p>59.88222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24" calcext:value-type="float">
            <text:p>2232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7.25722" calcext:value-type="float">
            <text:p>57.25722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25" calcext:value-type="float">
            <text:p>2232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6.34056" calcext:value-type="float">
            <text:p>56.3405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26" calcext:value-type="float">
            <text:p>2232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43.82472" calcext:value-type="float">
            <text:p>43.82472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27" calcext:value-type="float">
            <text:p>2232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6.34111" calcext:value-type="float">
            <text:p>56.34111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28" calcext:value-type="float">
            <text:p>2232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8.22889" calcext:value-type="float">
            <text:p>58.22889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29" calcext:value-type="float">
            <text:p>2232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4.85778" calcext:value-type="float">
            <text:p>54.8577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30" calcext:value-type="float">
            <text:p>2233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4.44306" calcext:value-type="float">
            <text:p>54.4430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31" calcext:value-type="float">
            <text:p>2233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2.56278" calcext:value-type="float">
            <text:p>62.5627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32" calcext:value-type="float">
            <text:p>2233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1.65667" calcext:value-type="float">
            <text:p>61.6566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33" calcext:value-type="float">
            <text:p>2233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9.6" calcext:value-type="float">
            <text:p>59.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34" calcext:value-type="float">
            <text:p>2233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8.41167" calcext:value-type="float">
            <text:p>58.4116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35" calcext:value-type="float">
            <text:p>2233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49.99444" calcext:value-type="float">
            <text:p>49.99444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36" calcext:value-type="float">
            <text:p>2233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2.38417" calcext:value-type="float">
            <text:p>62.3841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37" calcext:value-type="float">
            <text:p>2233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1.81083" calcext:value-type="float">
            <text:p>61.81083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38" calcext:value-type="float">
            <text:p>2233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7.40139" calcext:value-type="float">
            <text:p>57.40139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39" calcext:value-type="float">
            <text:p>2233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2.805" calcext:value-type="float">
            <text:p>62.805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40" calcext:value-type="float">
            <text:p>2234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3.25278" calcext:value-type="float">
            <text:p>63.2527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41" calcext:value-type="float">
            <text:p>2234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0.57" calcext:value-type="float">
            <text:p>60.5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42" calcext:value-type="float">
            <text:p>2234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2.15028" calcext:value-type="float">
            <text:p>62.1502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43" calcext:value-type="float">
            <text:p>2234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8.83361" calcext:value-type="float">
            <text:p>58.83361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44" calcext:value-type="float">
            <text:p>2234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9.81139" calcext:value-type="float">
            <text:p>59.81139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45" calcext:value-type="float">
            <text:p>2234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2.9275" calcext:value-type="float">
            <text:p>62.9275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46" calcext:value-type="float">
            <text:p>2234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9.58167" calcext:value-type="float">
            <text:p>59.5816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47" calcext:value-type="float">
            <text:p>2234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8.95222" calcext:value-type="float">
            <text:p>58.95222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48" calcext:value-type="float">
            <text:p>2234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9.62306" calcext:value-type="float">
            <text:p>59.6230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49" calcext:value-type="float">
            <text:p>2234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2.15528" calcext:value-type="float">
            <text:p>62.1552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50" calcext:value-type="float">
            <text:p>2235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5.31889" calcext:value-type="float">
            <text:p>55.31889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51" calcext:value-type="float">
            <text:p>2235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3.08972" calcext:value-type="float">
            <text:p>53.08972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52" calcext:value-type="float">
            <text:p>2235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0.3975" calcext:value-type="float">
            <text:p>60.3975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53" calcext:value-type="float">
            <text:p>2235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9.33694" calcext:value-type="float">
            <text:p>59.33694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54" calcext:value-type="float">
            <text:p>2235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4.06361" calcext:value-type="float">
            <text:p>54.06361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55" calcext:value-type="float">
            <text:p>2235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0.81917" calcext:value-type="float">
            <text:p>60.8191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56" calcext:value-type="float">
            <text:p>2235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5.54278" calcext:value-type="float">
            <text:p>65.5427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57" calcext:value-type="float">
            <text:p>2235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0.76778" calcext:value-type="float">
            <text:p>60.7677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58" calcext:value-type="float">
            <text:p>2235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1.08917" calcext:value-type="float">
            <text:p>61.0891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59" calcext:value-type="float">
            <text:p>2235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2.61083" calcext:value-type="float">
            <text:p>62.61083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60" calcext:value-type="float">
            <text:p>2236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2.96" calcext:value-type="float">
            <text:p>62.9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61" calcext:value-type="float">
            <text:p>2236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3.75639" calcext:value-type="float">
            <text:p>63.75639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62" calcext:value-type="float">
            <text:p>2236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2.97306" calcext:value-type="float">
            <text:p>62.9730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63" calcext:value-type="float">
            <text:p>2236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1.82333" calcext:value-type="float">
            <text:p>61.82333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64" calcext:value-type="float">
            <text:p>2236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5.97972" calcext:value-type="float">
            <text:p>55.97972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65" calcext:value-type="float">
            <text:p>2236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3.98056" calcext:value-type="float">
            <text:p>53.9805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66" calcext:value-type="float">
            <text:p>2236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2.42306" calcext:value-type="float">
            <text:p>62.4230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67" calcext:value-type="float">
            <text:p>2236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4.11667" calcext:value-type="float">
            <text:p>54.1166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68" calcext:value-type="float">
            <text:p>2236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4.19083" calcext:value-type="float">
            <text:p>54.19083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69" calcext:value-type="float">
            <text:p>2236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4.19639" calcext:value-type="float">
            <text:p>54.19639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70" calcext:value-type="float">
            <text:p>2237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3.04639" calcext:value-type="float">
            <text:p>63.04639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71" calcext:value-type="float">
            <text:p>2237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2.44583" calcext:value-type="float">
            <text:p>62.44583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72" calcext:value-type="float">
            <text:p>2237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3.05056" calcext:value-type="float">
            <text:p>63.0505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73" calcext:value-type="float">
            <text:p>2237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6.25111" calcext:value-type="float">
            <text:p>56.25111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57" calcext:value-type="float">
            <text:p>283457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49" calcext:value-type="float">
            <text:p>8749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6.37361" calcext:value-type="float">
            <text:p>56.37361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58" calcext:value-type="float">
            <text:p>283458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1.25111" calcext:value-type="float">
            <text:p>61.25111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59" calcext:value-type="float">
            <text:p>283459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51" calcext:value-type="float">
            <text:p>8751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68861" calcext:value-type="float">
            <text:p>62.68861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60" calcext:value-type="float">
            <text:p>283460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52" calcext:value-type="float">
            <text:p>8752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62306" calcext:value-type="float">
            <text:p>58.62306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61" calcext:value-type="float">
            <text:p>283461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53" calcext:value-type="float">
            <text:p>8753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1.9975" calcext:value-type="float">
            <text:p>61.9975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62" calcext:value-type="float">
            <text:p>283462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54" calcext:value-type="float">
            <text:p>8754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37806" calcext:value-type="float">
            <text:p>62.37806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63" calcext:value-type="float">
            <text:p>283463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55" calcext:value-type="float">
            <text:p>8755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90222" calcext:value-type="float">
            <text:p>62.90222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64" calcext:value-type="float">
            <text:p>283464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56" calcext:value-type="float">
            <text:p>875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0.47722" calcext:value-type="float">
            <text:p>60.47722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65" calcext:value-type="float">
            <text:p>283465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57" calcext:value-type="float">
            <text:p>8757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7.4725" calcext:value-type="float">
            <text:p>57.4725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66" calcext:value-type="float">
            <text:p>283466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58" calcext:value-type="float">
            <text:p>8758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3.85278" calcext:value-type="float">
            <text:p>63.85278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67" calcext:value-type="float">
            <text:p>283467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59" calcext:value-type="float">
            <text:p>8759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19944" calcext:value-type="float">
            <text:p>62.19944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68" calcext:value-type="float">
            <text:p>283468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60" calcext:value-type="float">
            <text:p>8760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5.955" calcext:value-type="float">
            <text:p>65.955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69" calcext:value-type="float">
            <text:p>283469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61" calcext:value-type="float">
            <text:p>8761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5.82361" calcext:value-type="float">
            <text:p>45.82361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70" calcext:value-type="float">
            <text:p>283470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62" calcext:value-type="float">
            <text:p>8762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6.88528" calcext:value-type="float">
            <text:p>56.88528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71" calcext:value-type="float">
            <text:p>283471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63" calcext:value-type="float">
            <text:p>8763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0.36722" calcext:value-type="float">
            <text:p>50.36722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72" calcext:value-type="float">
            <text:p>283472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64" calcext:value-type="float">
            <text:p>876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62444" calcext:value-type="float">
            <text:p>62.62444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73" calcext:value-type="float">
            <text:p>283473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65" calcext:value-type="float">
            <text:p>8765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42583" calcext:value-type="float">
            <text:p>58.42583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74" calcext:value-type="float">
            <text:p>283474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66" calcext:value-type="float">
            <text:p>8766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1.07528" calcext:value-type="float">
            <text:p>61.07528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75" calcext:value-type="float">
            <text:p>283475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67" calcext:value-type="float">
            <text:p>8767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62222" calcext:value-type="float">
            <text:p>62.62222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76" calcext:value-type="float">
            <text:p>283476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68" calcext:value-type="float">
            <text:p>8768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6.49806" calcext:value-type="float">
            <text:p>56.49806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77" calcext:value-type="float">
            <text:p>283477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69" calcext:value-type="float">
            <text:p>8769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0.88889" calcext:value-type="float">
            <text:p>60.88889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78" calcext:value-type="float">
            <text:p>283478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70" calcext:value-type="float">
            <text:p>8770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4.02083" calcext:value-type="float">
            <text:p>64.02083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79" calcext:value-type="float">
            <text:p>283479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71" calcext:value-type="float">
            <text:p>8771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82194" calcext:value-type="float">
            <text:p>58.82194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80" calcext:value-type="float">
            <text:p>283480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72" calcext:value-type="float">
            <text:p>8772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9.67889" calcext:value-type="float">
            <text:p>59.67889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81" calcext:value-type="float">
            <text:p>283481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73" calcext:value-type="float">
            <text:p>8773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4.64278" calcext:value-type="float">
            <text:p>54.64278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82" calcext:value-type="float">
            <text:p>283482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74" calcext:value-type="float">
            <text:p>8774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4.62889" calcext:value-type="float">
            <text:p>54.62889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83" calcext:value-type="float">
            <text:p>283483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75" calcext:value-type="float">
            <text:p>8775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1.87361" calcext:value-type="float">
            <text:p>61.87361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84" calcext:value-type="float">
            <text:p>283484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76" calcext:value-type="float">
            <text:p>8776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4.30472" calcext:value-type="float">
            <text:p>54.30472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85" calcext:value-type="float">
            <text:p>283485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77" calcext:value-type="float">
            <text:p>8777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0.28611" calcext:value-type="float">
            <text:p>60.28611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86" calcext:value-type="float">
            <text:p>283486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78" calcext:value-type="float">
            <text:p>8778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7.305" calcext:value-type="float">
            <text:p>47.305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87" calcext:value-type="float">
            <text:p>283487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79" calcext:value-type="float">
            <text:p>8779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8.24667" calcext:value-type="float">
            <text:p>48.24667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88" calcext:value-type="float">
            <text:p>283488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80" calcext:value-type="float">
            <text:p>8780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89278" calcext:value-type="float">
            <text:p>62.89278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89" calcext:value-type="float">
            <text:p>283489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81" calcext:value-type="float">
            <text:p>878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28278" calcext:value-type="float">
            <text:p>58.28278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90" calcext:value-type="float">
            <text:p>283490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82" calcext:value-type="float">
            <text:p>8782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7.31889" calcext:value-type="float">
            <text:p>57.31889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91" calcext:value-type="float">
            <text:p>283491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83" calcext:value-type="float">
            <text:p>8783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6.76333" calcext:value-type="float">
            <text:p>66.76333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92" calcext:value-type="float">
            <text:p>283492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84" calcext:value-type="float">
            <text:p>8784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9.96583" calcext:value-type="float">
            <text:p>59.96583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93" calcext:value-type="float">
            <text:p>283493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85" calcext:value-type="float">
            <text:p>8785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9.68444" calcext:value-type="float">
            <text:p>59.68444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94" calcext:value-type="float">
            <text:p>283494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86" calcext:value-type="float">
            <text:p>8786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31083" calcext:value-type="float">
            <text:p>62.31083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95" calcext:value-type="float">
            <text:p>283495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87" calcext:value-type="float">
            <text:p>8787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6.17944" calcext:value-type="float">
            <text:p>56.17944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96" calcext:value-type="float">
            <text:p>283496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88" calcext:value-type="float">
            <text:p>8788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6.19583" calcext:value-type="float">
            <text:p>56.19583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97" calcext:value-type="float">
            <text:p>283497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89" calcext:value-type="float">
            <text:p>8789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45306" calcext:value-type="float">
            <text:p>62.45306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98" calcext:value-type="float">
            <text:p>283498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90" calcext:value-type="float">
            <text:p>8790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1.1025" calcext:value-type="float">
            <text:p>61.1025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99" calcext:value-type="float">
            <text:p>283499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91" calcext:value-type="float">
            <text:p>8791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1.79778" calcext:value-type="float">
            <text:p>61.79778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00" calcext:value-type="float">
            <text:p>283500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92" calcext:value-type="float">
            <text:p>8792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1.08167" calcext:value-type="float">
            <text:p>61.08167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01" calcext:value-type="float">
            <text:p>283501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93" calcext:value-type="float">
            <text:p>8793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50028" calcext:value-type="float">
            <text:p>62.50028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02" calcext:value-type="float">
            <text:p>283502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94" calcext:value-type="float">
            <text:p>8794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1.62444" calcext:value-type="float">
            <text:p>61.62444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03" calcext:value-type="float">
            <text:p>283503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95" calcext:value-type="float">
            <text:p>8795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7.38694" calcext:value-type="float">
            <text:p>47.38694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04" calcext:value-type="float">
            <text:p>283504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96" calcext:value-type="float">
            <text:p>8796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7.27944" calcext:value-type="float">
            <text:p>67.27944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05" calcext:value-type="float">
            <text:p>283505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97" calcext:value-type="float">
            <text:p>8797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7.27917" calcext:value-type="float">
            <text:p>67.27917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06" calcext:value-type="float">
            <text:p>283506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98" calcext:value-type="float">
            <text:p>8798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7.25222" calcext:value-type="float">
            <text:p>47.25222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07" calcext:value-type="float">
            <text:p>283507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99" calcext:value-type="float">
            <text:p>8799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8.11472" calcext:value-type="float">
            <text:p>48.11472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08" calcext:value-type="float">
            <text:p>283508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63278" calcext:value-type="float">
            <text:p>58.63278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09" calcext:value-type="float">
            <text:p>283509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01" calcext:value-type="float">
            <text:p>8801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7.26278" calcext:value-type="float">
            <text:p>57.26278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10" calcext:value-type="float">
            <text:p>283510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02" calcext:value-type="float">
            <text:p>8802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7.34861" calcext:value-type="float">
            <text:p>47.34861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11" calcext:value-type="float">
            <text:p>283511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03" calcext:value-type="float">
            <text:p>8803</text:p>
          </table:table-cell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9.61556" calcext:value-type="float">
            <text:p>59.61556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12" calcext:value-type="float">
            <text:p>283512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04" calcext:value-type="float">
            <text:p>8804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1.87972" calcext:value-type="float">
            <text:p>61.87972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13" calcext:value-type="float">
            <text:p>283513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05" calcext:value-type="float">
            <text:p>8805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50389" calcext:value-type="float">
            <text:p>62.50389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14" calcext:value-type="float">
            <text:p>283514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06" calcext:value-type="float">
            <text:p>8806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6.97083" calcext:value-type="float">
            <text:p>56.97083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15" calcext:value-type="float">
            <text:p>283515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07" calcext:value-type="float">
            <text:p>8807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7.95472" calcext:value-type="float">
            <text:p>57.95472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16" calcext:value-type="float">
            <text:p>283516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08" calcext:value-type="float">
            <text:p>8808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47333" calcext:value-type="float">
            <text:p>58.47333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17" calcext:value-type="float">
            <text:p>283517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09" calcext:value-type="float">
            <text:p>8809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88389" calcext:value-type="float">
            <text:p>58.88389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18" calcext:value-type="float">
            <text:p>283518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9.84417" calcext:value-type="float">
            <text:p>59.84417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19" calcext:value-type="float">
            <text:p>283519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7.03056" calcext:value-type="float">
            <text:p>57.03056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20" calcext:value-type="float">
            <text:p>283520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12" calcext:value-type="float">
            <text:p>8812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4.71056" calcext:value-type="float">
            <text:p>64.71056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21" calcext:value-type="float">
            <text:p>283521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13" calcext:value-type="float">
            <text:p>8813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3.60583" calcext:value-type="float">
            <text:p>63.60583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22" calcext:value-type="float">
            <text:p>283522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14" calcext:value-type="float">
            <text:p>8814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0.4125" calcext:value-type="float">
            <text:p>60.4125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23" calcext:value-type="float">
            <text:p>283523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15" calcext:value-type="float">
            <text:p>8815</text:p>
          </table:table-cell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7.31472" calcext:value-type="float">
            <text:p>57.31472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24" calcext:value-type="float">
            <text:p>283524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16" calcext:value-type="float">
            <text:p>8816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9.03083" calcext:value-type="float">
            <text:p>59.03083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25" calcext:value-type="float">
            <text:p>283525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17" calcext:value-type="float">
            <text:p>8817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4.84389" calcext:value-type="float">
            <text:p>64.84389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26" calcext:value-type="float">
            <text:p>283526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18" calcext:value-type="float">
            <text:p>8818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6.88861" calcext:value-type="float">
            <text:p>56.88861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27" calcext:value-type="float">
            <text:p>283527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19" calcext:value-type="float">
            <text:p>8819</text:p>
          </table:table-cell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66139" calcext:value-type="float">
            <text:p>62.66139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28" calcext:value-type="float">
            <text:p>283528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20" calcext:value-type="float">
            <text:p>8820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7.18056" calcext:value-type="float">
            <text:p>57.18056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29" calcext:value-type="float">
            <text:p>283529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8" calcext:value-type="float">
            <text:p>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4.49361" calcext:value-type="float">
            <text:p>64.49361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30" calcext:value-type="float">
            <text:p>283530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22" calcext:value-type="float">
            <text:p>8822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7.06778" calcext:value-type="float">
            <text:p>47.06778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31" calcext:value-type="float">
            <text:p>283531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23" calcext:value-type="float">
            <text:p>8823</text:p>
          </table:table-cell>
          <table:table-cell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1.72028" calcext:value-type="float">
            <text:p>61.72028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32" calcext:value-type="float">
            <text:p>283532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24" calcext:value-type="float">
            <text:p>8824</text:p>
          </table:table-cell>
          <table:table-cell office:value-type="float" office:value="8" calcext:value-type="float">
            <text:p>8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7.88778" calcext:value-type="float">
            <text:p>57.88778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33" calcext:value-type="float">
            <text:p>283533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25" calcext:value-type="float">
            <text:p>8825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3.66111" calcext:value-type="float">
            <text:p>63.66111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34" calcext:value-type="float">
            <text:p>283534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26" calcext:value-type="float">
            <text:p>8826</text:p>
          </table:table-cell>
          <table:table-cell office:value-type="float" office:value="8" calcext:value-type="float">
            <text:p>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085" calcext:value-type="float">
            <text:p>62.085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35" calcext:value-type="float">
            <text:p>283535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27" calcext:value-type="float">
            <text:p>8827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62833" calcext:value-type="float">
            <text:p>58.62833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36" calcext:value-type="float">
            <text:p>283536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28" calcext:value-type="float">
            <text:p>8828</text:p>
          </table:table-cell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0.02333" calcext:value-type="float">
            <text:p>50.02333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37" calcext:value-type="float">
            <text:p>283537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29" calcext:value-type="float">
            <text:p>8829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4.25056" calcext:value-type="float">
            <text:p>54.25056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38" calcext:value-type="float">
            <text:p>283538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30" calcext:value-type="float">
            <text:p>8830</text:p>
          </table:table-cell>
          <table:table-cell office:value-type="float" office:value="8" calcext:value-type="float">
            <text:p>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4.23139" calcext:value-type="float">
            <text:p>54.23139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39" calcext:value-type="float">
            <text:p>283539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9.1975" calcext:value-type="float">
            <text:p>59.1975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40" calcext:value-type="float">
            <text:p>283540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32" calcext:value-type="float">
            <text:p>8832</text:p>
          </table:table-cell>
          <table:table-cell office:value-type="float" office:value="8" calcext:value-type="float">
            <text:p>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12556" calcext:value-type="float">
            <text:p>62.12556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41" calcext:value-type="float">
            <text:p>283541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33" calcext:value-type="float">
            <text:p>8833</text:p>
          </table:table-cell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9.93028" calcext:value-type="float">
            <text:p>59.93028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42" calcext:value-type="float">
            <text:p>283542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34" calcext:value-type="float">
            <text:p>8834</text:p>
          </table:table-cell>
          <table:table-cell office:value-type="float" office:value="8" calcext:value-type="float">
            <text:p>8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9.20694" calcext:value-type="float">
            <text:p>59.20694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43" calcext:value-type="float">
            <text:p>283543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35" calcext:value-type="float">
            <text:p>8835</text:p>
          </table:table-cell>
          <table:table-cell office:value-type="float" office:value="8" calcext:value-type="float">
            <text:p>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9.77056" calcext:value-type="float">
            <text:p>59.77056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44" calcext:value-type="float">
            <text:p>283544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36" calcext:value-type="float">
            <text:p>8836</text:p>
          </table:table-cell>
          <table:table-cell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11972" calcext:value-type="float">
            <text:p>58.11972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45" calcext:value-type="float">
            <text:p>283545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37" calcext:value-type="float">
            <text:p>8837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87056" calcext:value-type="float">
            <text:p>58.87056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46" calcext:value-type="float">
            <text:p>283546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38" calcext:value-type="float">
            <text:p>8838</text:p>
          </table:table-cell>
          <table:table-cell office:value-type="float" office:value="8" calcext:value-type="float">
            <text:p>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7.31528" calcext:value-type="float">
            <text:p>57.31528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47" calcext:value-type="float">
            <text:p>283547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39" calcext:value-type="float">
            <text:p>8839</text:p>
          </table:table-cell>
          <table:table-cell office:value-type="float" office:value="8" calcext:value-type="float">
            <text:p>8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26361" calcext:value-type="float">
            <text:p>62.26361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48" calcext:value-type="float">
            <text:p>283548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40" calcext:value-type="float">
            <text:p>8840</text:p>
          </table:table-cell>
          <table:table-cell office:value-type="float" office:value="8" calcext:value-type="float">
            <text:p>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2.61361" calcext:value-type="float">
            <text:p>52.61361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49" calcext:value-type="float">
            <text:p>283549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41" calcext:value-type="float">
            <text:p>8841</text:p>
          </table:table-cell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8475" calcext:value-type="float">
            <text:p>62.8475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50" calcext:value-type="float">
            <text:p>283550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42" calcext:value-type="float">
            <text:p>8842</text:p>
          </table:table-cell>
          <table:table-cell office:value-type="float" office:value="8" calcext:value-type="float">
            <text:p>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12944" calcext:value-type="float">
            <text:p>58.12944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51" calcext:value-type="float">
            <text:p>283551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43" calcext:value-type="float">
            <text:p>8843</text:p>
          </table:table-cell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3.11028" calcext:value-type="float">
            <text:p>63.11028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52" calcext:value-type="float">
            <text:p>283552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44" calcext:value-type="float">
            <text:p>8844</text:p>
          </table:table-cell>
          <table:table-cell office:value-type="float" office:value="8" calcext:value-type="float">
            <text:p>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4.05083" calcext:value-type="float">
            <text:p>54.05083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53" calcext:value-type="float">
            <text:p>283553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45" calcext:value-type="float">
            <text:p>8845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1.69583" calcext:value-type="float">
            <text:p>61.69583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54" calcext:value-type="float">
            <text:p>283554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46" calcext:value-type="float">
            <text:p>8846</text:p>
          </table:table-cell>
          <table:table-cell office:value-type="float" office:value="8" calcext:value-type="float">
            <text:p>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6.7" calcext:value-type="float">
            <text:p>56.7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55" calcext:value-type="float">
            <text:p>283555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47" calcext:value-type="float">
            <text:p>8847</text:p>
          </table:table-cell>
          <table:table-cell office:value-type="float" office:value="8" calcext:value-type="float">
            <text:p>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7.015" calcext:value-type="float">
            <text:p>57.015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56" calcext:value-type="float">
            <text:p>283556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48" calcext:value-type="float">
            <text:p>8848</text:p>
          </table:table-cell>
          <table:table-cell office:value-type="float" office:value="8" calcext:value-type="float">
            <text:p>8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50694" calcext:value-type="float">
            <text:p>58.50694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286" calcext:value-type="float">
            <text:p>137286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6.24306" calcext:value-type="float">
            <text:p>56.24306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287" calcext:value-type="float">
            <text:p>13728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3.22083" calcext:value-type="float">
            <text:p>53.22083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288" calcext:value-type="float">
            <text:p>13728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3.36278" calcext:value-type="float">
            <text:p>53.36278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289" calcext:value-type="float">
            <text:p>13728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44639" calcext:value-type="float">
            <text:p>58.44639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290" calcext:value-type="float">
            <text:p>13729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9.81417" calcext:value-type="float">
            <text:p>59.81417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291" calcext:value-type="float">
            <text:p>13729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18917" calcext:value-type="float">
            <text:p>58.18917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292" calcext:value-type="float">
            <text:p>13729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57333" calcext:value-type="float">
            <text:p>58.57333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293" calcext:value-type="float">
            <text:p>13729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4.56944" calcext:value-type="float">
            <text:p>54.56944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294" calcext:value-type="float">
            <text:p>13729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5.90944" calcext:value-type="float">
            <text:p>55.90944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295" calcext:value-type="float">
            <text:p>13729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5.52944" calcext:value-type="float">
            <text:p>55.52944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296" calcext:value-type="float">
            <text:p>13729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1.86" calcext:value-type="float">
            <text:p>61.86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297" calcext:value-type="float">
            <text:p>13729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2.55194" calcext:value-type="float">
            <text:p>52.55194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298" calcext:value-type="float">
            <text:p>13729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0.51111" calcext:value-type="float">
            <text:p>60.51111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299" calcext:value-type="float">
            <text:p>13729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3.68583" calcext:value-type="float">
            <text:p>63.68583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00" calcext:value-type="float">
            <text:p>13730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4.11861" calcext:value-type="float">
            <text:p>64.11861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01" calcext:value-type="float">
            <text:p>13730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4.78528" calcext:value-type="float">
            <text:p>54.78528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02" calcext:value-type="float">
            <text:p>13730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27917" calcext:value-type="float">
            <text:p>62.27917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03" calcext:value-type="float">
            <text:p>13730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5.25583" calcext:value-type="float">
            <text:p>55.25583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04" calcext:value-type="float">
            <text:p>13730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65528" calcext:value-type="float">
            <text:p>58.65528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05" calcext:value-type="float">
            <text:p>13730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2.67722" calcext:value-type="float">
            <text:p>52.67722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06" calcext:value-type="float">
            <text:p>13730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7.07944" calcext:value-type="float">
            <text:p>57.07944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07" calcext:value-type="float">
            <text:p>13730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9.89611" calcext:value-type="float">
            <text:p>59.89611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08" calcext:value-type="float">
            <text:p>13730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1.86361" calcext:value-type="float">
            <text:p>61.86361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09" calcext:value-type="float">
            <text:p>13730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7.92333" calcext:value-type="float">
            <text:p>57.92333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10" calcext:value-type="float">
            <text:p>13731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6.17222" calcext:value-type="float">
            <text:p>56.17222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11" calcext:value-type="float">
            <text:p>13731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12" calcext:value-type="float">
            <text:p>137312</text:p>
          </table:table-cell>
          <table:table-cell office:value-type="float" office:value="37.86444" calcext:value-type="float">
            <text:p>37.86444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13" calcext:value-type="float">
            <text:p>137313</text:p>
          </table:table-cell>
          <table:table-cell office:value-type="float" office:value="37.65167" calcext:value-type="float">
            <text:p>37.65167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48778" calcext:value-type="float">
            <text:p>62.48778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14" calcext:value-type="float">
            <text:p>13731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4.35667" calcext:value-type="float">
            <text:p>54.35667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15" calcext:value-type="float">
            <text:p>13731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7.37556" calcext:value-type="float">
            <text:p>57.37556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16" calcext:value-type="float">
            <text:p>13731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52" calcext:value-type="float">
            <text:p>62.52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17" calcext:value-type="float">
            <text:p>13731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6.78917" calcext:value-type="float">
            <text:p>56.78917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18" calcext:value-type="float">
            <text:p>13731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60028" calcext:value-type="float">
            <text:p>58.60028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19" calcext:value-type="float">
            <text:p>13731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0.71722" calcext:value-type="float">
            <text:p>60.71722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20" calcext:value-type="float">
            <text:p>13732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0.85833" calcext:value-type="float">
            <text:p>60.85833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21" calcext:value-type="float">
            <text:p>13732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0.86694" calcext:value-type="float">
            <text:p>60.86694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22" calcext:value-type="float">
            <text:p>13732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4.53" calcext:value-type="float">
            <text:p>54.53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23" calcext:value-type="float">
            <text:p>13732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1.48028" calcext:value-type="float">
            <text:p>61.48028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24" calcext:value-type="float">
            <text:p>13732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1.41139" calcext:value-type="float">
            <text:p>61.41139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25" calcext:value-type="float">
            <text:p>13732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4.57944" calcext:value-type="float">
            <text:p>54.57944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26" calcext:value-type="float">
            <text:p>13732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7.62194" calcext:value-type="float">
            <text:p>57.62194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27" calcext:value-type="float">
            <text:p>13732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66" calcext:value-type="float">
            <text:p>62.66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28" calcext:value-type="float">
            <text:p>13732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6.12083" calcext:value-type="float">
            <text:p>56.12083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29" calcext:value-type="float">
            <text:p>13732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6.61806" calcext:value-type="float">
            <text:p>56.61806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30" calcext:value-type="float">
            <text:p>13733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395" calcext:value-type="float">
            <text:p>58.395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31" calcext:value-type="float">
            <text:p>13733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9.73556" calcext:value-type="float">
            <text:p>59.73556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32" calcext:value-type="float">
            <text:p>13733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1.5575" calcext:value-type="float">
            <text:p>61.5575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33" calcext:value-type="float">
            <text:p>13733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34" calcext:value-type="float">
            <text:p>137334</text:p>
          </table:table-cell>
          <table:table-cell office:value-type="float" office:value="40.10722" calcext:value-type="float">
            <text:p>40.10722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35" calcext:value-type="float">
            <text:p>137335</text:p>
          </table:table-cell>
          <table:table-cell office:value-type="float" office:value="53.70194" calcext:value-type="float">
            <text:p>53.70194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36" calcext:value-type="float">
            <text:p>137336</text:p>
          </table:table-cell>
          <table:table-cell office:value-type="float" office:value="48.41222" calcext:value-type="float">
            <text:p>48.41222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37" calcext:value-type="float">
            <text:p>137337</text:p>
          </table:table-cell>
          <table:table-cell office:value-type="float" office:value="48.90139" calcext:value-type="float">
            <text:p>48.90139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38" calcext:value-type="float">
            <text:p>137338</text:p>
          </table:table-cell>
          <table:table-cell office:value-type="float" office:value="49.16" calcext:value-type="float">
            <text:p>49.16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39" calcext:value-type="float">
            <text:p>137339</text:p>
          </table:table-cell>
          <table:table-cell office:value-type="float" office:value="50.75139" calcext:value-type="float">
            <text:p>50.75139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40" calcext:value-type="float">
            <text:p>137340</text:p>
          </table:table-cell>
          <table:table-cell office:value-type="float" office:value="49.20139" calcext:value-type="float">
            <text:p>49.20139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41" calcext:value-type="float">
            <text:p>137341</text:p>
          </table:table-cell>
          <table:table-cell office:value-type="float" office:value="37.67111" calcext:value-type="float">
            <text:p>37.67111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42" calcext:value-type="float">
            <text:p>137342</text:p>
          </table:table-cell>
          <table:table-cell office:value-type="float" office:value="37.67194" calcext:value-type="float">
            <text:p>37.67194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43" calcext:value-type="float">
            <text:p>137343</text:p>
          </table:table-cell>
          <table:table-cell office:value-type="float" office:value="37.84278" calcext:value-type="float">
            <text:p>37.84278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44" calcext:value-type="float">
            <text:p>137344</text:p>
          </table:table-cell>
          <table:table-cell office:value-type="float" office:value="37.65" calcext:value-type="float">
            <text:p>37.65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45" calcext:value-type="float">
            <text:p>137345</text:p>
          </table:table-cell>
          <table:table-cell office:value-type="float" office:value="43.54278" calcext:value-type="float">
            <text:p>43.54278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46" calcext:value-type="float">
            <text:p>137346</text:p>
          </table:table-cell>
          <table:table-cell office:value-type="float" office:value="60.55583" calcext:value-type="float">
            <text:p>60.55583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47" calcext:value-type="float">
            <text:p>137347</text:p>
          </table:table-cell>
          <table:table-cell office:value-type="float" office:value="41.34806" calcext:value-type="float">
            <text:p>41.34806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48" calcext:value-type="float">
            <text:p>137348</text:p>
          </table:table-cell>
          <table:table-cell office:value-type="float" office:value="37.81917" calcext:value-type="float">
            <text:p>37.81917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49" calcext:value-type="float">
            <text:p>137349</text:p>
          </table:table-cell>
          <table:table-cell office:value-type="float" office:value="37.66944" calcext:value-type="float">
            <text:p>37.66944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50" calcext:value-type="float">
            <text:p>137350</text:p>
          </table:table-cell>
          <table:table-cell office:value-type="float" office:value="37.75167" calcext:value-type="float">
            <text:p>37.75167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51" calcext:value-type="float">
            <text:p>137351</text:p>
          </table:table-cell>
          <table:table-cell office:value-type="float" office:value="48.725" calcext:value-type="float">
            <text:p>48.725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52" calcext:value-type="float">
            <text:p>137352</text:p>
          </table:table-cell>
          <table:table-cell office:value-type="float" office:value="39.11972" calcext:value-type="float">
            <text:p>39.11972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53" calcext:value-type="float">
            <text:p>137353</text:p>
          </table:table-cell>
          <table:table-cell office:value-type="float" office:value="49.87278" calcext:value-type="float">
            <text:p>49.87278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54" calcext:value-type="float">
            <text:p>137354</text:p>
          </table:table-cell>
          <table:table-cell office:value-type="float" office:value="48.49611" calcext:value-type="float">
            <text:p>48.49611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55" calcext:value-type="float">
            <text:p>137355</text:p>
          </table:table-cell>
          <table:table-cell office:value-type="float" office:value="39.8275" calcext:value-type="float">
            <text:p>39.8275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56" calcext:value-type="float">
            <text:p>137356</text:p>
          </table:table-cell>
          <table:table-cell office:value-type="float" office:value="37.69333" calcext:value-type="float">
            <text:p>37.69333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57" calcext:value-type="float">
            <text:p>137357</text:p>
          </table:table-cell>
          <table:table-cell office:value-type="float" office:value="40.06306" calcext:value-type="float">
            <text:p>40.06306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58" calcext:value-type="float">
            <text:p>137358</text:p>
          </table:table-cell>
          <table:table-cell office:value-type="float" office:value="39.82306" calcext:value-type="float">
            <text:p>39.82306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59" calcext:value-type="float">
            <text:p>137359</text:p>
          </table:table-cell>
          <table:table-cell office:value-type="float" office:value="37.71194" calcext:value-type="float">
            <text:p>37.71194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60" calcext:value-type="float">
            <text:p>137360</text:p>
          </table:table-cell>
          <table:table-cell office:value-type="float" office:value="37.69583" calcext:value-type="float">
            <text:p>37.69583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61" calcext:value-type="float">
            <text:p>137361</text:p>
          </table:table-cell>
          <table:table-cell office:value-type="float" office:value="44.14778" calcext:value-type="float">
            <text:p>44.14778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62" calcext:value-type="float">
            <text:p>137362</text:p>
          </table:table-cell>
          <table:table-cell office:value-type="float" office:value="44.36056" calcext:value-type="float">
            <text:p>44.36056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63" calcext:value-type="float">
            <text:p>137363</text:p>
          </table:table-cell>
          <table:table-cell office:value-type="float" office:value="41.58667" calcext:value-type="float">
            <text:p>41.58667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64" calcext:value-type="float">
            <text:p>137364</text:p>
          </table:table-cell>
          <table:table-cell office:value-type="float" office:value="52.75278" calcext:value-type="float">
            <text:p>52.75278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65" calcext:value-type="float">
            <text:p>137365</text:p>
          </table:table-cell>
          <table:table-cell office:value-type="float" office:value="52.72056" calcext:value-type="float">
            <text:p>52.72056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66" calcext:value-type="float">
            <text:p>137366</text:p>
          </table:table-cell>
          <table:table-cell office:value-type="float" office:value="44.39056" calcext:value-type="float">
            <text:p>44.39056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67" calcext:value-type="float">
            <text:p>137367</text:p>
          </table:table-cell>
          <table:table-cell office:value-type="float" office:value="41.44611" calcext:value-type="float">
            <text:p>41.44611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68" calcext:value-type="float">
            <text:p>137368</text:p>
          </table:table-cell>
          <table:table-cell office:value-type="float" office:value="40.85694" calcext:value-type="float">
            <text:p>40.85694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69" calcext:value-type="float">
            <text:p>137369</text:p>
          </table:table-cell>
          <table:table-cell office:value-type="float" office:value="65.31833" calcext:value-type="float">
            <text:p>65.31833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70" calcext:value-type="float">
            <text:p>137370</text:p>
          </table:table-cell>
          <table:table-cell office:value-type="float" office:value="57.28861" calcext:value-type="float">
            <text:p>57.28861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71" calcext:value-type="float">
            <text:p>137371</text:p>
          </table:table-cell>
          <table:table-cell office:value-type="float" office:value="39.24694" calcext:value-type="float">
            <text:p>39.24694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72" calcext:value-type="float">
            <text:p>137372</text:p>
          </table:table-cell>
          <table:table-cell office:value-type="float" office:value="55.89389" calcext:value-type="float">
            <text:p>55.89389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73" calcext:value-type="float">
            <text:p>137373</text:p>
          </table:table-cell>
          <table:table-cell office:value-type="float" office:value="39.64528" calcext:value-type="float">
            <text:p>39.64528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74" calcext:value-type="float">
            <text:p>137374</text:p>
          </table:table-cell>
          <table:table-cell office:value-type="float" office:value="54.05278" calcext:value-type="float">
            <text:p>54.05278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75" calcext:value-type="float">
            <text:p>137375</text:p>
          </table:table-cell>
          <table:table-cell office:value-type="float" office:value="48.46028" calcext:value-type="float">
            <text:p>48.46028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76" calcext:value-type="float">
            <text:p>137376</text:p>
          </table:table-cell>
          <table:table-cell office:value-type="float" office:value="48.44083" calcext:value-type="float">
            <text:p>48.44083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77" calcext:value-type="float">
            <text:p>137377</text:p>
          </table:table-cell>
          <table:table-cell office:value-type="float" office:value="37.6625" calcext:value-type="float">
            <text:p>37.6625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78" calcext:value-type="float">
            <text:p>137378</text:p>
          </table:table-cell>
          <table:table-cell office:value-type="float" office:value="37.82972" calcext:value-type="float">
            <text:p>37.82972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79" calcext:value-type="float">
            <text:p>137379</text:p>
          </table:table-cell>
          <table:table-cell office:value-type="float" office:value="37.68667" calcext:value-type="float">
            <text:p>37.68667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80" calcext:value-type="float">
            <text:p>137380</text:p>
          </table:table-cell>
          <table:table-cell office:value-type="float" office:value="37.67806" calcext:value-type="float">
            <text:p>37.67806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81" calcext:value-type="float">
            <text:p>137381</text:p>
          </table:table-cell>
          <table:table-cell office:value-type="float" office:value="48.80389" calcext:value-type="float">
            <text:p>48.80389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82" calcext:value-type="float">
            <text:p>137382</text:p>
          </table:table-cell>
          <table:table-cell office:value-type="float" office:value="48.65972" calcext:value-type="float">
            <text:p>48.65972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83" calcext:value-type="float">
            <text:p>137383</text:p>
          </table:table-cell>
          <table:table-cell office:value-type="float" office:value="54.39417" calcext:value-type="float">
            <text:p>54.39417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84" calcext:value-type="float">
            <text:p>137384</text:p>
          </table:table-cell>
          <table:table-cell office:value-type="float" office:value="49.44806" calcext:value-type="float">
            <text:p>49.44806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85" calcext:value-type="float">
            <text:p>137385</text:p>
          </table:table-cell>
          <table:table-cell office:value-type="float" office:value="37.86972" calcext:value-type="float">
            <text:p>37.86972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0.08889" calcext:value-type="float">
            <text:p>40.088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39333" calcext:value-type="float">
            <text:p>49.393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4.57694" calcext:value-type="float">
            <text:p>44.57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7.02083" calcext:value-type="float">
            <text:p>47.02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6.98583" calcext:value-type="float">
            <text:p>46.98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9325" calcext:value-type="float">
            <text:p>48.932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82139" calcext:value-type="float">
            <text:p>49.82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46056" calcext:value-type="float">
            <text:p>50.460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33611" calcext:value-type="float">
            <text:p>49.3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91417" calcext:value-type="float">
            <text:p>48.91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315" calcext:value-type="float">
            <text:p>49.31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65528" calcext:value-type="float">
            <text:p>49.65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39306" calcext:value-type="float">
            <text:p>48.393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40583" calcext:value-type="float">
            <text:p>48.40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1.79972" calcext:value-type="float">
            <text:p>51.799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7.88861" calcext:value-type="float">
            <text:p>47.88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15361" calcext:value-type="float">
            <text:p>49.15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10417" calcext:value-type="float">
            <text:p>48.104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1.21694" calcext:value-type="float">
            <text:p>41.21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36361" calcext:value-type="float">
            <text:p>49.36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3.76722" calcext:value-type="float">
            <text:p>43.76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6.40556" calcext:value-type="float">
            <text:p>46.405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4.39028" calcext:value-type="float">
            <text:p>44.39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04583" calcext:value-type="float">
            <text:p>48.04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03472" calcext:value-type="float">
            <text:p>48.03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1.02833" calcext:value-type="float">
            <text:p>51.028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26889" calcext:value-type="float">
            <text:p>49.268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4.08806" calcext:value-type="float">
            <text:p>54.08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2.275" calcext:value-type="float">
            <text:p>52.27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7.45667" calcext:value-type="float">
            <text:p>47.456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7.87694" calcext:value-type="float">
            <text:p>47.87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7.0675" calcext:value-type="float">
            <text:p>47.067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59806" calcext:value-type="float">
            <text:p>48.59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2.05861" calcext:value-type="float">
            <text:p>52.05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7.63611" calcext:value-type="float">
            <text:p>47.6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2.06167" calcext:value-type="float">
            <text:p>52.06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7.47806" calcext:value-type="float">
            <text:p>47.47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73306" calcext:value-type="float">
            <text:p>48.733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78" calcext:value-type="float">
            <text:p>50.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1.595" calcext:value-type="float">
            <text:p>51.59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19278" calcext:value-type="float">
            <text:p>49.192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42583" calcext:value-type="float">
            <text:p>49.42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7.085" calcext:value-type="float">
            <text:p>47.08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7025" calcext:value-type="float">
            <text:p>50.702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44639" calcext:value-type="float">
            <text:p>49.446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3.88611" calcext:value-type="float">
            <text:p>53.88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1.235" calcext:value-type="float">
            <text:p>51.23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87167" calcext:value-type="float">
            <text:p>50.87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2.28528" calcext:value-type="float">
            <text:p>52.28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54167" calcext:value-type="float">
            <text:p>49.54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7.97194" calcext:value-type="float">
            <text:p>47.971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2.83139" calcext:value-type="float">
            <text:p>52.83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56139" calcext:value-type="float">
            <text:p>50.56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2.59833" calcext:value-type="float">
            <text:p>52.59833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6.0075" calcext:value-type="float">
            <text:p>56.0075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64472" calcext:value-type="float">
            <text:p>37.64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6.58" calcext:value-type="float">
            <text:p>56.5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23528" calcext:value-type="float">
            <text:p>50.23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21417" calcext:value-type="float">
            <text:p>50.21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43778" calcext:value-type="float">
            <text:p>50.437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3.17944" calcext:value-type="float">
            <text:p>53.1794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7.98694" calcext:value-type="float">
            <text:p>47.98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52917" calcext:value-type="float">
            <text:p>50.52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5.12361" calcext:value-type="float">
            <text:p>55.123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5.13361" calcext:value-type="float">
            <text:p>55.133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60.16611" calcext:value-type="float">
            <text:p>60.1661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39694" calcext:value-type="float">
            <text:p>50.39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3.45083" calcext:value-type="float">
            <text:p>53.45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64417" calcext:value-type="float">
            <text:p>37.64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5.62917" calcext:value-type="float">
            <text:p>55.62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49139" calcext:value-type="float">
            <text:p>50.49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1.10667" calcext:value-type="float">
            <text:p>51.106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44139" calcext:value-type="float">
            <text:p>50.44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3.19389" calcext:value-type="float">
            <text:p>53.193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60556" calcext:value-type="float">
            <text:p>50.605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5.30472" calcext:value-type="float">
            <text:p>55.30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1.35333" calcext:value-type="float">
            <text:p>51.353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545" calcext:value-type="float">
            <text:p>49.54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23722" calcext:value-type="float">
            <text:p>50.23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3.81028" calcext:value-type="float">
            <text:p>53.81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49917" calcext:value-type="float">
            <text:p>49.49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4.94861" calcext:value-type="float">
            <text:p>54.94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5.15722" calcext:value-type="float">
            <text:p>55.15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71167" calcext:value-type="float">
            <text:p>49.7116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77444" calcext:value-type="float">
            <text:p>37.7744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4.01861" calcext:value-type="float">
            <text:p>44.01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7.43917" calcext:value-type="float">
            <text:p>47.43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83611" calcext:value-type="float">
            <text:p>48.8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3.59361" calcext:value-type="float">
            <text:p>53.59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4.30167" calcext:value-type="float">
            <text:p>54.30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84083" calcext:value-type="float">
            <text:p>50.84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1.86361" calcext:value-type="float">
            <text:p>51.86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1.86028" calcext:value-type="float">
            <text:p>51.86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6.65722" calcext:value-type="float">
            <text:p>46.65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5.82583" calcext:value-type="float">
            <text:p>45.82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2.05528" calcext:value-type="float">
            <text:p>42.05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78861" calcext:value-type="float">
            <text:p>50.788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1.65639" calcext:value-type="float">
            <text:p>51.65639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5.07417" calcext:value-type="float">
            <text:p>55.074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4.27917" calcext:value-type="float">
            <text:p>54.279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40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63389" calcext:value-type="float">
            <text:p>37.633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6/08/2022 – 12:22</text:p>
          </table:table-cell>
          <table:table-cell table:number-columns-repeated="4"/>
          <table:table-cell table:style-name="ce8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6/08/2022 – 12:22</text:p>
          </table:table-cell>
          <table:table-cell table:number-columns-repeated="4"/>
          <table:table-cell table:style-name="ce8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6/08/2022 – 12:22</text:p>
          </table:table-cell>
          <table:table-cell table:number-columns-repeated="4"/>
          <table:table-cell table:style-name="ce8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9" calcext:value-type="float">
            <text:p>21.2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3" calcext:value-type="float">
            <text:p>951833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9528" calcext:value-type="float">
            <text:p>21.1952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4" calcext:value-type="float">
            <text:p>9518334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0.01278" calcext:value-type="float">
            <text:p>60.012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5" calcext:value-type="float">
            <text:p>9518335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93722" calcext:value-type="float">
            <text:p>22.9372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6" calcext:value-type="float">
            <text:p>951833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8889" calcext:value-type="float">
            <text:p>23.188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7" calcext:value-type="float">
            <text:p>9518337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2222" calcext:value-type="float">
            <text:p>23.2222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8" calcext:value-type="float">
            <text:p>9518338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85" calcext:value-type="float">
            <text:p>23.08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9" calcext:value-type="float">
            <text:p>951833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5278" calcext:value-type="float">
            <text:p>21.152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0" calcext:value-type="float">
            <text:p>9518340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87056" calcext:value-type="float">
            <text:p>22.87056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1" calcext:value-type="float">
            <text:p>9518341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6.32889" calcext:value-type="float">
            <text:p>56.328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2" calcext:value-type="float">
            <text:p>951834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12611" calcext:value-type="float">
            <text:p>22.1261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3" calcext:value-type="float">
            <text:p>9518343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95222" calcext:value-type="float">
            <text:p>26.9522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4" calcext:value-type="float">
            <text:p>9518344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22083" calcext:value-type="float">
            <text:p>28.220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5" calcext:value-type="float">
            <text:p>951834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35361" calcext:value-type="float">
            <text:p>27.3536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6" calcext:value-type="float">
            <text:p>9518346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99694" calcext:value-type="float">
            <text:p>27.996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7" calcext:value-type="float">
            <text:p>9518347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8194" calcext:value-type="float">
            <text:p>23.28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8" calcext:value-type="float">
            <text:p>951834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72778" calcext:value-type="float">
            <text:p>27.727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9" calcext:value-type="float">
            <text:p>9518349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85083" calcext:value-type="float">
            <text:p>27.850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0" calcext:value-type="float">
            <text:p>9518350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02278" calcext:value-type="float">
            <text:p>27.022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1" calcext:value-type="float">
            <text:p>9518351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01194" calcext:value-type="float">
            <text:p>32.01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2" calcext:value-type="float">
            <text:p>9518352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12556" calcext:value-type="float">
            <text:p>28.12556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3" calcext:value-type="float">
            <text:p>9518353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4075" calcext:value-type="float">
            <text:p>29.407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4" calcext:value-type="float">
            <text:p>9518354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86194" calcext:value-type="float">
            <text:p>26.86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5" calcext:value-type="float">
            <text:p>9518355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915" calcext:value-type="float">
            <text:p>26.91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6" calcext:value-type="float">
            <text:p>9518356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42944" calcext:value-type="float">
            <text:p>29.429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7" calcext:value-type="float">
            <text:p>9518357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61472" calcext:value-type="float">
            <text:p>30.6147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8" calcext:value-type="float">
            <text:p>9518358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28944" calcext:value-type="float">
            <text:p>28.289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9" calcext:value-type="float">
            <text:p>9518359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42917" calcext:value-type="float">
            <text:p>28.4291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0" calcext:value-type="float">
            <text:p>9518360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66972" calcext:value-type="float">
            <text:p>28.6697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1" calcext:value-type="float">
            <text:p>9518361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3.64" calcext:value-type="float">
            <text:p>33.6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2" calcext:value-type="float">
            <text:p>9518362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41806" calcext:value-type="float">
            <text:p>31.41806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3" calcext:value-type="float">
            <text:p>9518363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68694" calcext:value-type="float">
            <text:p>28.686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4" calcext:value-type="float">
            <text:p>9518364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37389" calcext:value-type="float">
            <text:p>27.37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5" calcext:value-type="float">
            <text:p>9518365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22111" calcext:value-type="float">
            <text:p>32.2211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6" calcext:value-type="float">
            <text:p>9518366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77333" calcext:value-type="float">
            <text:p>31.7733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7" calcext:value-type="float">
            <text:p>9518367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55194" calcext:value-type="float">
            <text:p>27.55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8" calcext:value-type="float">
            <text:p>9518368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4.06472" calcext:value-type="float">
            <text:p>34.0647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9" calcext:value-type="float">
            <text:p>9518369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18694" calcext:value-type="float">
            <text:p>29.186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0" calcext:value-type="float">
            <text:p>9518370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6.67389" calcext:value-type="float">
            <text:p>56.67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1" calcext:value-type="float">
            <text:p>9518371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0889" calcext:value-type="float">
            <text:p>21.108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2" calcext:value-type="float">
            <text:p>9518372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85389" calcext:value-type="float">
            <text:p>22.85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3" calcext:value-type="float">
            <text:p>9518373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97944" calcext:value-type="float">
            <text:p>29.979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4" calcext:value-type="float">
            <text:p>9518374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91667" calcext:value-type="float">
            <text:p>29.9166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5" calcext:value-type="float">
            <text:p>9518375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26389" calcext:value-type="float">
            <text:p>27.26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6" calcext:value-type="float">
            <text:p>9518376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58333" calcext:value-type="float">
            <text:p>23.5833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7" calcext:value-type="float">
            <text:p>9518377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1778" calcext:value-type="float">
            <text:p>23.117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8" calcext:value-type="float">
            <text:p>951837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23278" calcext:value-type="float">
            <text:p>32.232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9" calcext:value-type="float">
            <text:p>9518379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3444" calcext:value-type="float">
            <text:p>21.234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0" calcext:value-type="float">
            <text:p>9518380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85194" calcext:value-type="float">
            <text:p>22.85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1" calcext:value-type="float">
            <text:p>951838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4.315" calcext:value-type="float">
            <text:p>24.31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2" calcext:value-type="float">
            <text:p>9518382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95556" calcext:value-type="float">
            <text:p>32.95556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3" calcext:value-type="float">
            <text:p>9518383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4.43389" calcext:value-type="float">
            <text:p>24.43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4" calcext:value-type="float">
            <text:p>951838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33778" calcext:value-type="float">
            <text:p>27.337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5" calcext:value-type="float">
            <text:p>9518385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33861" calcext:value-type="float">
            <text:p>32.3386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6" calcext:value-type="float">
            <text:p>9518386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48361" calcext:value-type="float">
            <text:p>27.4836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7" calcext:value-type="float">
            <text:p>951838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83278" calcext:value-type="float">
            <text:p>28.832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8" calcext:value-type="float">
            <text:p>9518388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12917" calcext:value-type="float">
            <text:p>28.1291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9" calcext:value-type="float">
            <text:p>9518389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84333" calcext:value-type="float">
            <text:p>28.8433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0" calcext:value-type="float">
            <text:p>951839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085" calcext:value-type="float">
            <text:p>27.08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1" calcext:value-type="float">
            <text:p>9518391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00667" calcext:value-type="float">
            <text:p>31.0066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2" calcext:value-type="float">
            <text:p>951839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00944" calcext:value-type="float">
            <text:p>31.009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3" calcext:value-type="float">
            <text:p>951839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7.95861" calcext:value-type="float">
            <text:p>37.9586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4" calcext:value-type="float">
            <text:p>951839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1475" calcext:value-type="float">
            <text:p>28.147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5" calcext:value-type="float">
            <text:p>951839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27083" calcext:value-type="float">
            <text:p>30.270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6" calcext:value-type="float">
            <text:p>951839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40194" calcext:value-type="float">
            <text:p>29.40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7" calcext:value-type="float">
            <text:p>951839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02028" calcext:value-type="float">
            <text:p>28.0202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8" calcext:value-type="float">
            <text:p>951839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7111" calcext:value-type="float">
            <text:p>23.0711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9" calcext:value-type="float">
            <text:p>951839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58556" calcext:value-type="float">
            <text:p>22.58556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0" calcext:value-type="float">
            <text:p>951840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86167" calcext:value-type="float">
            <text:p>28.8616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1" calcext:value-type="float">
            <text:p>951840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5889" calcext:value-type="float">
            <text:p>23.158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2" calcext:value-type="float">
            <text:p>951840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99639" calcext:value-type="float">
            <text:p>28.9963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3" calcext:value-type="float">
            <text:p>951840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95444" calcext:value-type="float">
            <text:p>22.954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4" calcext:value-type="float">
            <text:p>951840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2583" calcext:value-type="float">
            <text:p>23.125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5" calcext:value-type="float">
            <text:p>951840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48083" calcext:value-type="float">
            <text:p>23.480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6" calcext:value-type="float">
            <text:p>951840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13667" calcext:value-type="float">
            <text:p>28.1366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7" calcext:value-type="float">
            <text:p>951840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63167" calcext:value-type="float">
            <text:p>22.6316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8" calcext:value-type="float">
            <text:p>951840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40972" calcext:value-type="float">
            <text:p>21.4097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9" calcext:value-type="float">
            <text:p>951840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2833" calcext:value-type="float">
            <text:p>23.1283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0" calcext:value-type="float">
            <text:p>951841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98806" calcext:value-type="float">
            <text:p>28.98806</text:p>
          </table:table-cell>
          <table:table-cell office:value-type="string" calcext:value-type="string">
            <text:p>29/08/2022 – 11:40</text:p>
          </table:table-cell>
          <table:table-cell/>
          <table:table-cell office:value-type="float" office:value="9518411" calcext:value-type="float">
            <text:p>951841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36389" calcext:value-type="float">
            <text:p>21.36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2" calcext:value-type="float">
            <text:p>951841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215" calcext:value-type="float">
            <text:p>22.21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3" calcext:value-type="float">
            <text:p>951841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90472" calcext:value-type="float">
            <text:p>32.9047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4" calcext:value-type="float">
            <text:p>951841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53889" calcext:value-type="float">
            <text:p>27.538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5" calcext:value-type="float">
            <text:p>951841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72639" calcext:value-type="float">
            <text:p>28.7263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6" calcext:value-type="float">
            <text:p>951841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28722" calcext:value-type="float">
            <text:p>28.2872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7" calcext:value-type="float">
            <text:p>951841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75833" calcext:value-type="float">
            <text:p>30.7583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8" calcext:value-type="float">
            <text:p>951841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16028" calcext:value-type="float">
            <text:p>31.1602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9" calcext:value-type="float">
            <text:p>9518419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8222" calcext:value-type="float">
            <text:p>23.0822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0" calcext:value-type="float">
            <text:p>9518420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0.90139" calcext:value-type="float">
            <text:p>20.9013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1" calcext:value-type="float">
            <text:p>9518421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78194" calcext:value-type="float">
            <text:p>21.78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2" calcext:value-type="float">
            <text:p>9518422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7.66417" calcext:value-type="float">
            <text:p>37.6641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3" calcext:value-type="float">
            <text:p>9518423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6583" calcext:value-type="float">
            <text:p>23.265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4" calcext:value-type="float">
            <text:p>9518424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97944" calcext:value-type="float">
            <text:p>22.979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5" calcext:value-type="float">
            <text:p>9518425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3583" calcext:value-type="float">
            <text:p>23.135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6" calcext:value-type="float">
            <text:p>9518426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65028" calcext:value-type="float">
            <text:p>22.6502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7" calcext:value-type="float">
            <text:p>9518427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59944" calcext:value-type="float">
            <text:p>22.599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8" calcext:value-type="float">
            <text:p>9518428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9" calcext:value-type="float">
            <text:p>23.1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9" calcext:value-type="float">
            <text:p>9518429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31028" calcext:value-type="float">
            <text:p>31.3102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30" calcext:value-type="float">
            <text:p>9518430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3889" calcext:value-type="float">
            <text:p>23.238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31" calcext:value-type="float">
            <text:p>9518431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5222" calcext:value-type="float">
            <text:p>23.1522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39" calcext:value-type="float">
            <text:p>954923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8972" calcext:value-type="float">
            <text:p>23.0897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0" calcext:value-type="float">
            <text:p>954924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385" calcext:value-type="float">
            <text:p>23.38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1" calcext:value-type="float">
            <text:p>954924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08778" calcext:value-type="float">
            <text:p>28.0877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2" calcext:value-type="float">
            <text:p>954924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52194" calcext:value-type="float">
            <text:p>31.521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3" calcext:value-type="float">
            <text:p>954924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55667" calcext:value-type="float">
            <text:p>28.5566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4" calcext:value-type="float">
            <text:p>954924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6806" calcext:value-type="float">
            <text:p>23.168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5" calcext:value-type="float">
            <text:p>954924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1306" calcext:value-type="float">
            <text:p>23.213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6" calcext:value-type="float">
            <text:p>954924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2306" calcext:value-type="float">
            <text:p>23.023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7" calcext:value-type="float">
            <text:p>954924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3972" calcext:value-type="float">
            <text:p>23.1397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8" calcext:value-type="float">
            <text:p>954924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14222" calcext:value-type="float">
            <text:p>29.1422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9" calcext:value-type="float">
            <text:p>954924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35389" calcext:value-type="float">
            <text:p>27.3538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0" calcext:value-type="float">
            <text:p>954925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65472" calcext:value-type="float">
            <text:p>22.6547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1" calcext:value-type="float">
            <text:p>954925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41917" calcext:value-type="float">
            <text:p>32.419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2" calcext:value-type="float">
            <text:p>954925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03694" calcext:value-type="float">
            <text:p>29.036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3" calcext:value-type="float">
            <text:p>954925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1583" calcext:value-type="float">
            <text:p>23.2158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4" calcext:value-type="float">
            <text:p>954925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13722" calcext:value-type="float">
            <text:p>32.1372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5" calcext:value-type="float">
            <text:p>954925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38833" calcext:value-type="float">
            <text:p>30.3883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6" calcext:value-type="float">
            <text:p>954925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58861" calcext:value-type="float">
            <text:p>29.588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7" calcext:value-type="float">
            <text:p>954925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35" calcext:value-type="float">
            <text:p>23.03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8" calcext:value-type="float">
            <text:p>954925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4.56167" calcext:value-type="float">
            <text:p>24.5616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9" calcext:value-type="float">
            <text:p>954925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1639" calcext:value-type="float">
            <text:p>23.2163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0" calcext:value-type="float">
            <text:p>954926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43528" calcext:value-type="float">
            <text:p>30.4352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1" calcext:value-type="float">
            <text:p>954926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88889" calcext:value-type="float">
            <text:p>29.8888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2" calcext:value-type="float">
            <text:p>954926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7.09889" calcext:value-type="float">
            <text:p>37.0988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3" calcext:value-type="float">
            <text:p>954926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29" calcext:value-type="float">
            <text:p>32.2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4" calcext:value-type="float">
            <text:p>954926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3528" calcext:value-type="float">
            <text:p>23.0352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5" calcext:value-type="float">
            <text:p>954926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6675" calcext:value-type="float">
            <text:p>30.667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6" calcext:value-type="float">
            <text:p>954926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4028" calcext:value-type="float">
            <text:p>23.2402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7" calcext:value-type="float">
            <text:p>954926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0556" calcext:value-type="float">
            <text:p>23.0055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8" calcext:value-type="float">
            <text:p>954926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525" calcext:value-type="float">
            <text:p>23.152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9" calcext:value-type="float">
            <text:p>954926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62889" calcext:value-type="float">
            <text:p>22.6288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0" calcext:value-type="float">
            <text:p>954927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31917" calcext:value-type="float">
            <text:p>23.319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1" calcext:value-type="float">
            <text:p>954927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9361" calcext:value-type="float">
            <text:p>21.293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2" calcext:value-type="float">
            <text:p>954927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61528" calcext:value-type="float">
            <text:p>25.6152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3" calcext:value-type="float">
            <text:p>954927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0944" calcext:value-type="float">
            <text:p>23.2094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4" calcext:value-type="float">
            <text:p>954927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42861" calcext:value-type="float">
            <text:p>28.428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5" calcext:value-type="float">
            <text:p>954927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3725" calcext:value-type="float">
            <text:p>27.372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6" calcext:value-type="float">
            <text:p>954927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19972" calcext:value-type="float">
            <text:p>32.1997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7" calcext:value-type="float">
            <text:p>954927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24778" calcext:value-type="float">
            <text:p>32.2477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8" calcext:value-type="float">
            <text:p>954927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2225" calcext:value-type="float">
            <text:p>31.222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9" calcext:value-type="float">
            <text:p>954927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0194" calcext:value-type="float">
            <text:p>23.101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0" calcext:value-type="float">
            <text:p>954928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93306" calcext:value-type="float">
            <text:p>22.933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1" calcext:value-type="float">
            <text:p>954928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6972" calcext:value-type="float">
            <text:p>23.2697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2" calcext:value-type="float">
            <text:p>954928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6389" calcext:value-type="float">
            <text:p>23.1638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3" calcext:value-type="float">
            <text:p>954928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7025" calcext:value-type="float">
            <text:p>22.702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4" calcext:value-type="float">
            <text:p>954928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07611" calcext:value-type="float">
            <text:p>28.0761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5" calcext:value-type="float">
            <text:p>954928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35111" calcext:value-type="float">
            <text:p>21.3511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6" calcext:value-type="float">
            <text:p>954928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24806" calcext:value-type="float">
            <text:p>32.248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7" calcext:value-type="float">
            <text:p>954928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28" calcext:value-type="float">
            <text:p>30.2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8" calcext:value-type="float">
            <text:p>954928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4361" calcext:value-type="float">
            <text:p>23.243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9" calcext:value-type="float">
            <text:p>954928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94" calcext:value-type="float">
            <text:p>22.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0" calcext:value-type="float">
            <text:p>954929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13639" calcext:value-type="float">
            <text:p>29.1363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1" calcext:value-type="float">
            <text:p>954929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0639" calcext:value-type="float">
            <text:p>23.1063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2" calcext:value-type="float">
            <text:p>954929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98222" calcext:value-type="float">
            <text:p>29.9822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3" calcext:value-type="float">
            <text:p>954929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46694" calcext:value-type="float">
            <text:p>29.466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4" calcext:value-type="float">
            <text:p>954929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95639" calcext:value-type="float">
            <text:p>26.9563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5" calcext:value-type="float">
            <text:p>954929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94111" calcext:value-type="float">
            <text:p>29.9411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6" calcext:value-type="float">
            <text:p>954929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59417" calcext:value-type="float">
            <text:p>26.594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7" calcext:value-type="float">
            <text:p>954929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25417" calcext:value-type="float">
            <text:p>30.254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8" calcext:value-type="float">
            <text:p>954929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38944" calcext:value-type="float">
            <text:p>30.3894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9" calcext:value-type="float">
            <text:p>954929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59778" calcext:value-type="float">
            <text:p>30.5977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0" calcext:value-type="float">
            <text:p>954930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08972" calcext:value-type="float">
            <text:p>29.0897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1" calcext:value-type="float">
            <text:p>954930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97861" calcext:value-type="float">
            <text:p>32.978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2" calcext:value-type="float">
            <text:p>954930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01111" calcext:value-type="float">
            <text:p>28.0111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3" calcext:value-type="float">
            <text:p>954930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10778" calcext:value-type="float">
            <text:p>29.1077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4" calcext:value-type="float">
            <text:p>954930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14361" calcext:value-type="float">
            <text:p>28.143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5" calcext:value-type="float">
            <text:p>954930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09111" calcext:value-type="float">
            <text:p>30.0911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6" calcext:value-type="float">
            <text:p>954930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33889" calcext:value-type="float">
            <text:p>27.3388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7" calcext:value-type="float">
            <text:p>954930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49722" calcext:value-type="float">
            <text:p>30.4972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8" calcext:value-type="float">
            <text:p>954930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1825" calcext:value-type="float">
            <text:p>30.182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9" calcext:value-type="float">
            <text:p>954930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77222" calcext:value-type="float">
            <text:p>26.7722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0" calcext:value-type="float">
            <text:p>954931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10639" calcext:value-type="float">
            <text:p>27.1063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1" calcext:value-type="float">
            <text:p>954931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58" calcext:value-type="float">
            <text:p>25.5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2" calcext:value-type="float">
            <text:p>954931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46333" calcext:value-type="float">
            <text:p>25.4633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3" calcext:value-type="float">
            <text:p>954931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63417" calcext:value-type="float">
            <text:p>25.634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4" calcext:value-type="float">
            <text:p>954931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07417" calcext:value-type="float">
            <text:p>25.074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5" calcext:value-type="float">
            <text:p>954931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21611" calcext:value-type="float">
            <text:p>29.2161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6" calcext:value-type="float">
            <text:p>954931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1556" calcext:value-type="float">
            <text:p>21.2155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7" calcext:value-type="float">
            <text:p>954931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93417" calcext:value-type="float">
            <text:p>23.934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8" calcext:value-type="float">
            <text:p>954931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4.56333" calcext:value-type="float">
            <text:p>24.5633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9" calcext:value-type="float">
            <text:p>954931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85333" calcext:value-type="float">
            <text:p>28.8533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0" calcext:value-type="float">
            <text:p>954932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4.59278" calcext:value-type="float">
            <text:p>24.5927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1" calcext:value-type="float">
            <text:p>954932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14778" calcext:value-type="float">
            <text:p>25.1477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2" calcext:value-type="float">
            <text:p>954932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0.9175" calcext:value-type="float">
            <text:p>20.917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3" calcext:value-type="float">
            <text:p>954932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6806" calcext:value-type="float">
            <text:p>21.268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4" calcext:value-type="float">
            <text:p>954932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4.57861" calcext:value-type="float">
            <text:p>34.578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5" calcext:value-type="float">
            <text:p>954932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21333" calcext:value-type="float">
            <text:p>31.2133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6" calcext:value-type="float">
            <text:p>954932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40694" calcext:value-type="float">
            <text:p>25.406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7" calcext:value-type="float">
            <text:p>954932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46583" calcext:value-type="float">
            <text:p>31.4658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8" calcext:value-type="float">
            <text:p>954932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79833" calcext:value-type="float">
            <text:p>25.7983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9" calcext:value-type="float">
            <text:p>954932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23333" calcext:value-type="float">
            <text:p>22.2333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0" calcext:value-type="float">
            <text:p>954933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0556" calcext:value-type="float">
            <text:p>23.2055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1" calcext:value-type="float">
            <text:p>954933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37083" calcext:value-type="float">
            <text:p>25.3708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2" calcext:value-type="float">
            <text:p>954933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7528" calcext:value-type="float">
            <text:p>23.1752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3" calcext:value-type="float">
            <text:p>954933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08917" calcext:value-type="float">
            <text:p>21.089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4" calcext:value-type="float">
            <text:p>954933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0.64806" calcext:value-type="float">
            <text:p>20.648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5" calcext:value-type="float">
            <text:p>954933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0.72806" calcext:value-type="float">
            <text:p>20.728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6" calcext:value-type="float">
            <text:p>954933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53861" calcext:value-type="float">
            <text:p>26.538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7" calcext:value-type="float">
            <text:p>954933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27194" calcext:value-type="float">
            <text:p>22.271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8" calcext:value-type="float">
            <text:p>954933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4361" calcext:value-type="float">
            <text:p>23.0436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78" calcext:value-type="float">
            <text:p>959447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17056" calcext:value-type="float">
            <text:p>29.1705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79" calcext:value-type="float">
            <text:p>959447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40472" calcext:value-type="float">
            <text:p>21.4047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0" calcext:value-type="float">
            <text:p>959448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17278" calcext:value-type="float">
            <text:p>30.17278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1" calcext:value-type="float">
            <text:p>959448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6306" calcext:value-type="float">
            <text:p>21.1630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2" calcext:value-type="float">
            <text:p>959448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0.72778" calcext:value-type="float">
            <text:p>20.72778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3" calcext:value-type="float">
            <text:p>959448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4.10222" calcext:value-type="float">
            <text:p>24.102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4" calcext:value-type="float">
            <text:p>959448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19528" calcext:value-type="float">
            <text:p>22.19528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5" calcext:value-type="float">
            <text:p>959448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0.72194" calcext:value-type="float">
            <text:p>20.7219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6" calcext:value-type="float">
            <text:p>959448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87444" calcext:value-type="float">
            <text:p>29.8744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7" calcext:value-type="float">
            <text:p>959448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06778" calcext:value-type="float">
            <text:p>30.06778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8" calcext:value-type="float">
            <text:p>959448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4.50083" calcext:value-type="float">
            <text:p>54.500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9" calcext:value-type="float">
            <text:p>959448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5083" calcext:value-type="float">
            <text:p>21.150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0" calcext:value-type="float">
            <text:p>959449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4639" calcext:value-type="float">
            <text:p>23.14639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1" calcext:value-type="float">
            <text:p>959449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42694" calcext:value-type="float">
            <text:p>27.4269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2" calcext:value-type="float">
            <text:p>959449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91722" calcext:value-type="float">
            <text:p>29.917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3" calcext:value-type="float">
            <text:p>959449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3.45972" calcext:value-type="float">
            <text:p>33.4597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4" calcext:value-type="float">
            <text:p>959449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68222" calcext:value-type="float">
            <text:p>31.682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5" calcext:value-type="float">
            <text:p>959449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5389" calcext:value-type="float">
            <text:p>23.15389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6" calcext:value-type="float">
            <text:p>959449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3083" calcext:value-type="float">
            <text:p>23.230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7" calcext:value-type="float">
            <text:p>959449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55556" calcext:value-type="float">
            <text:p>32.5555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8" calcext:value-type="float">
            <text:p>959449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18833" calcext:value-type="float">
            <text:p>22.1883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9" calcext:value-type="float">
            <text:p>959449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50722" calcext:value-type="float">
            <text:p>30.507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0" calcext:value-type="float">
            <text:p>959450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4167" calcext:value-type="float">
            <text:p>23.1416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1" calcext:value-type="float">
            <text:p>959450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1167" calcext:value-type="float">
            <text:p>23.1116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2" calcext:value-type="float">
            <text:p>959450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2389" calcext:value-type="float">
            <text:p>23.02389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3" calcext:value-type="float">
            <text:p>959450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0389" calcext:value-type="float">
            <text:p>21.10389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4" calcext:value-type="float">
            <text:p>959450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0.865" calcext:value-type="float">
            <text:p>20.86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5" calcext:value-type="float">
            <text:p>959450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72722" calcext:value-type="float">
            <text:p>25.727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6" calcext:value-type="float">
            <text:p>959450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0806" calcext:value-type="float">
            <text:p>23.0080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7" calcext:value-type="float">
            <text:p>959450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85722" calcext:value-type="float">
            <text:p>32.857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8" calcext:value-type="float">
            <text:p>959450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6.89167" calcext:value-type="float">
            <text:p>36.8916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9" calcext:value-type="float">
            <text:p>959450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80083" calcext:value-type="float">
            <text:p>22.800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0" calcext:value-type="float">
            <text:p>959451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9972" calcext:value-type="float">
            <text:p>23.0997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1" calcext:value-type="float">
            <text:p>959451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5222" calcext:value-type="float">
            <text:p>21.152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2" calcext:value-type="float">
            <text:p>959451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4.85444" calcext:value-type="float">
            <text:p>24.8544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3" calcext:value-type="float">
            <text:p>959451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4.94889" calcext:value-type="float">
            <text:p>24.94889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4" calcext:value-type="float">
            <text:p>959451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4.79111" calcext:value-type="float">
            <text:p>24.7911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5" calcext:value-type="float">
            <text:p>959451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83667" calcext:value-type="float">
            <text:p>22.8366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6" calcext:value-type="float">
            <text:p>959451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47444" calcext:value-type="float">
            <text:p>21.4744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7" calcext:value-type="float">
            <text:p>959451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97361" calcext:value-type="float">
            <text:p>22.9736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8" calcext:value-type="float">
            <text:p>959451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5917" calcext:value-type="float">
            <text:p>21.1591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9" calcext:value-type="float">
            <text:p>959451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81806" calcext:value-type="float">
            <text:p>27.8180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0" calcext:value-type="float">
            <text:p>959452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41722" calcext:value-type="float">
            <text:p>31.417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1" calcext:value-type="float">
            <text:p>959452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0.89556" calcext:value-type="float">
            <text:p>20.8955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2" calcext:value-type="float">
            <text:p>959452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4.76333" calcext:value-type="float">
            <text:p>34.7633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3" calcext:value-type="float">
            <text:p>959452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01" calcext:value-type="float">
            <text:p>22.0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4" calcext:value-type="float">
            <text:p>959452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98194" calcext:value-type="float">
            <text:p>22.9819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5" calcext:value-type="float">
            <text:p>959452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48917" calcext:value-type="float">
            <text:p>21.4891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6" calcext:value-type="float">
            <text:p>959452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97111" calcext:value-type="float">
            <text:p>26.9711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7" calcext:value-type="float">
            <text:p>959452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0975" calcext:value-type="float">
            <text:p>21.097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8" calcext:value-type="float">
            <text:p>959452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51222" calcext:value-type="float">
            <text:p>25.512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9" calcext:value-type="float">
            <text:p>959452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075" calcext:value-type="float">
            <text:p>23.007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0" calcext:value-type="float">
            <text:p>959453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7278" calcext:value-type="float">
            <text:p>23.17278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1" calcext:value-type="float">
            <text:p>959453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65" calcext:value-type="float">
            <text:p>23.16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2" calcext:value-type="float">
            <text:p>959453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2083" calcext:value-type="float">
            <text:p>23.120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3" calcext:value-type="float">
            <text:p>959453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38083" calcext:value-type="float">
            <text:p>21.380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4" calcext:value-type="float">
            <text:p>959453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49333" calcext:value-type="float">
            <text:p>22.4933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5" calcext:value-type="float">
            <text:p>959453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2944" calcext:value-type="float">
            <text:p>23.2294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6" calcext:value-type="float">
            <text:p>959453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4.73417" calcext:value-type="float">
            <text:p>24.7341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7" calcext:value-type="float">
            <text:p>959453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9167" calcext:value-type="float">
            <text:p>23.0916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8" calcext:value-type="float">
            <text:p>959453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74306" calcext:value-type="float">
            <text:p>22.7430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9" calcext:value-type="float">
            <text:p>959453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98417" calcext:value-type="float">
            <text:p>21.9841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0" calcext:value-type="float">
            <text:p>959454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32722" calcext:value-type="float">
            <text:p>30.327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1" calcext:value-type="float">
            <text:p>959454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37222" calcext:value-type="float">
            <text:p>30.372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2" calcext:value-type="float">
            <text:p>959454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82972" calcext:value-type="float">
            <text:p>31.8297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3" calcext:value-type="float">
            <text:p>959454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4778" calcext:value-type="float">
            <text:p>23.04778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4" calcext:value-type="float">
            <text:p>959454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45111" calcext:value-type="float">
            <text:p>29.4511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5" calcext:value-type="float">
            <text:p>959454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0.93889" calcext:value-type="float">
            <text:p>20.93889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6" calcext:value-type="float">
            <text:p>959454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0.94667" calcext:value-type="float">
            <text:p>20.9466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7" calcext:value-type="float">
            <text:p>959454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225" calcext:value-type="float">
            <text:p>21.222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8" calcext:value-type="float">
            <text:p>959454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22306" calcext:value-type="float">
            <text:p>29.2230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9" calcext:value-type="float">
            <text:p>959454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40222" calcext:value-type="float">
            <text:p>27.402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0" calcext:value-type="float">
            <text:p>959455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65778" calcext:value-type="float">
            <text:p>22.65778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1" calcext:value-type="float">
            <text:p>959455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44556" calcext:value-type="float">
            <text:p>21.4455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2" calcext:value-type="float">
            <text:p>959455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975" calcext:value-type="float">
            <text:p>23.097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3" calcext:value-type="float">
            <text:p>959455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68861" calcext:value-type="float">
            <text:p>23.6886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4" calcext:value-type="float">
            <text:p>959455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3222" calcext:value-type="float">
            <text:p>21.132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5" calcext:value-type="float">
            <text:p>959455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98333" calcext:value-type="float">
            <text:p>22.9833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6" calcext:value-type="float">
            <text:p>959455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70167" calcext:value-type="float">
            <text:p>30.7016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7" calcext:value-type="float">
            <text:p>959455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41556" calcext:value-type="float">
            <text:p>26.4155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8" calcext:value-type="float">
            <text:p>959455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4.135" calcext:value-type="float">
            <text:p>34.13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9" calcext:value-type="float">
            <text:p>959455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58611" calcext:value-type="float">
            <text:p>26.5861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0" calcext:value-type="float">
            <text:p>959456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4825" calcext:value-type="float">
            <text:p>26.482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1" calcext:value-type="float">
            <text:p>959456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" calcext:value-type="float">
            <text:p>21.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2" calcext:value-type="float">
            <text:p>959456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73083" calcext:value-type="float">
            <text:p>22.730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3" calcext:value-type="float">
            <text:p>959456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4583" calcext:value-type="float">
            <text:p>21.245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4" calcext:value-type="float">
            <text:p>959456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9194" calcext:value-type="float">
            <text:p>21.1919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5" calcext:value-type="float">
            <text:p>959456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8111" calcext:value-type="float">
            <text:p>23.0811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6" calcext:value-type="float">
            <text:p>959456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2725" calcext:value-type="float">
            <text:p>26.272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7" calcext:value-type="float">
            <text:p>959456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3583" calcext:value-type="float">
            <text:p>21.135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8" calcext:value-type="float">
            <text:p>959456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7825" calcext:value-type="float">
            <text:p>21.782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9" calcext:value-type="float">
            <text:p>959456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9694" calcext:value-type="float">
            <text:p>21.1969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70" calcext:value-type="float">
            <text:p>959457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49389" calcext:value-type="float">
            <text:p>29.49389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71" calcext:value-type="float">
            <text:p>959457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6" calcext:value-type="float">
            <text:p>23.0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72" calcext:value-type="float">
            <text:p>959457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3972" calcext:value-type="float">
            <text:p>21.1397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73" calcext:value-type="float">
            <text:p>959457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0975" calcext:value-type="float">
            <text:p>21.0975</text:p>
          </table:table-cell>
          <table:table-cell office:value-type="string" calcext:value-type="string">
            <text:p>13/09/2022 – 10:40</text:p>
          </table:table-cell>
          <table:table-cell/>
          <table:table-cell office:value-type="float" office:value="9594574" calcext:value-type="float">
            <text:p>959457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4.55167" calcext:value-type="float">
            <text:p>54.5516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75" calcext:value-type="float">
            <text:p>959457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85833" calcext:value-type="float">
            <text:p>28.8583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76" calcext:value-type="float">
            <text:p>959457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18528" calcext:value-type="float">
            <text:p>28.18528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77" calcext:value-type="float">
            <text:p>959457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18528" calcext:value-type="float">
            <text:p>28.1852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78" calcext:value-type="float">
            <text:p>974097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50222" calcext:value-type="float">
            <text:p>26.5022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79" calcext:value-type="float">
            <text:p>974097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61556" calcext:value-type="float">
            <text:p>26.61556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0" calcext:value-type="float">
            <text:p>974098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42083" calcext:value-type="float">
            <text:p>29.4208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1" calcext:value-type="float">
            <text:p>974098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45528" calcext:value-type="float">
            <text:p>26.4552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2" calcext:value-type="float">
            <text:p>974098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71056" calcext:value-type="float">
            <text:p>25.71056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3" calcext:value-type="float">
            <text:p>974098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91194" calcext:value-type="float">
            <text:p>29.9119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4" calcext:value-type="float">
            <text:p>974098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10167" calcext:value-type="float">
            <text:p>30.10167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5" calcext:value-type="float">
            <text:p>974098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34139" calcext:value-type="float">
            <text:p>21.3413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6" calcext:value-type="float">
            <text:p>974098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41833" calcext:value-type="float">
            <text:p>21.4183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7" calcext:value-type="float">
            <text:p>974098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34139" calcext:value-type="float">
            <text:p>21.3413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8" calcext:value-type="float">
            <text:p>974098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42194" calcext:value-type="float">
            <text:p>21.4219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9" calcext:value-type="float">
            <text:p>974098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0361" calcext:value-type="float">
            <text:p>21.20361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0" calcext:value-type="float">
            <text:p>974099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41639" calcext:value-type="float">
            <text:p>21.4163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1" calcext:value-type="float">
            <text:p>974099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60583" calcext:value-type="float">
            <text:p>27.6058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2" calcext:value-type="float">
            <text:p>974099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62278" calcext:value-type="float">
            <text:p>27.6227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3" calcext:value-type="float">
            <text:p>974099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89083" calcext:value-type="float">
            <text:p>29.8908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4" calcext:value-type="float">
            <text:p>974099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91472" calcext:value-type="float">
            <text:p>29.9147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5" calcext:value-type="float">
            <text:p>974099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63" calcext:value-type="float">
            <text:p>26.6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6" calcext:value-type="float">
            <text:p>974099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6722" calcext:value-type="float">
            <text:p>21.2672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7" calcext:value-type="float">
            <text:p>974099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0444" calcext:value-type="float">
            <text:p>21.2044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8" calcext:value-type="float">
            <text:p>974099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09583" calcext:value-type="float">
            <text:p>21.0958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9" calcext:value-type="float">
            <text:p>974099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7972" calcext:value-type="float">
            <text:p>21.1797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00" calcext:value-type="float">
            <text:p>974100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69111" calcext:value-type="float">
            <text:p>22.69111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01" calcext:value-type="float">
            <text:p>974100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80694" calcext:value-type="float">
            <text:p>25.8069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02" calcext:value-type="float">
            <text:p>974100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79694" calcext:value-type="float">
            <text:p>21.7969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03" calcext:value-type="float">
            <text:p>974100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26722" calcext:value-type="float">
            <text:p>29.2672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04" calcext:value-type="float">
            <text:p>974100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775" calcext:value-type="float">
            <text:p>21.1775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05" calcext:value-type="float">
            <text:p>974100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2889" calcext:value-type="float">
            <text:p>21.1288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06" calcext:value-type="float">
            <text:p>974100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5222" calcext:value-type="float">
            <text:p>23.0522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07" calcext:value-type="float">
            <text:p>974100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66111" calcext:value-type="float">
            <text:p>27.66111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08" calcext:value-type="float">
            <text:p>974100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85444" calcext:value-type="float">
            <text:p>27.8544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09" calcext:value-type="float">
            <text:p>974100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3861" calcext:value-type="float">
            <text:p>23.03861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10" calcext:value-type="float">
            <text:p>974101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93833" calcext:value-type="float">
            <text:p>28.9383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11" calcext:value-type="float">
            <text:p>974101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37139" calcext:value-type="float">
            <text:p>30.3713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12" calcext:value-type="float">
            <text:p>974101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61528" calcext:value-type="float">
            <text:p>26.6152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13" calcext:value-type="float">
            <text:p>974101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9125" calcext:value-type="float">
            <text:p>29.9125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14" calcext:value-type="float">
            <text:p>974101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92556" calcext:value-type="float">
            <text:p>29.92556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15" calcext:value-type="float">
            <text:p>974101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48639" calcext:value-type="float">
            <text:p>26.4863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16" calcext:value-type="float">
            <text:p>974101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04" calcext:value-type="float">
            <text:p>27.0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17" calcext:value-type="float">
            <text:p>974101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09778" calcext:value-type="float">
            <text:p>27.0977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18" calcext:value-type="float">
            <text:p>974101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9325" calcext:value-type="float">
            <text:p>27.9325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19" calcext:value-type="float">
            <text:p>974101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91" calcext:value-type="float">
            <text:p>26.91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20" calcext:value-type="float">
            <text:p>974102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0975" calcext:value-type="float">
            <text:p>31.0975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21" calcext:value-type="float">
            <text:p>974102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70194" calcext:value-type="float">
            <text:p>30.7019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22" calcext:value-type="float">
            <text:p>974102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23278" calcext:value-type="float">
            <text:p>25.2327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23" calcext:value-type="float">
            <text:p>974102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86667" calcext:value-type="float">
            <text:p>26.86667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24" calcext:value-type="float">
            <text:p>974102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55694" calcext:value-type="float">
            <text:p>26.5569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25" calcext:value-type="float">
            <text:p>974102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34722" calcext:value-type="float">
            <text:p>26.3472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26" calcext:value-type="float">
            <text:p>974102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75611" calcext:value-type="float">
            <text:p>30.75611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27" calcext:value-type="float">
            <text:p>974102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94639" calcext:value-type="float">
            <text:p>27.9463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28" calcext:value-type="float">
            <text:p>974102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10667" calcext:value-type="float">
            <text:p>30.10667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29" calcext:value-type="float">
            <text:p>974102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97833" calcext:value-type="float">
            <text:p>32.9783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30" calcext:value-type="float">
            <text:p>974103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5.57722" calcext:value-type="float">
            <text:p>35.5772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31" calcext:value-type="float">
            <text:p>974103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70167" calcext:value-type="float">
            <text:p>30.70167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32" calcext:value-type="float">
            <text:p>974103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62722" calcext:value-type="float">
            <text:p>26.6272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33" calcext:value-type="float">
            <text:p>974103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74972" calcext:value-type="float">
            <text:p>31.7497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34" calcext:value-type="float">
            <text:p>974103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02917" calcext:value-type="float">
            <text:p>30.02917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35" calcext:value-type="float">
            <text:p>974103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1825" calcext:value-type="float">
            <text:p>29.1825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36" calcext:value-type="float">
            <text:p>974103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82694" calcext:value-type="float">
            <text:p>29.8269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37" calcext:value-type="float">
            <text:p>974103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62556" calcext:value-type="float">
            <text:p>26.62556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38" calcext:value-type="float">
            <text:p>974103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81667" calcext:value-type="float">
            <text:p>26.81667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39" calcext:value-type="float">
            <text:p>974103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58944" calcext:value-type="float">
            <text:p>30.5894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40" calcext:value-type="float">
            <text:p>974104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63694" calcext:value-type="float">
            <text:p>30.6369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41" calcext:value-type="float">
            <text:p>974104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71472" calcext:value-type="float">
            <text:p>28.7147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42" calcext:value-type="float">
            <text:p>974104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7944" calcext:value-type="float">
            <text:p>21.1794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43" calcext:value-type="float">
            <text:p>974104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1333" calcext:value-type="float">
            <text:p>21.2133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44" calcext:value-type="float">
            <text:p>974104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3472" calcext:value-type="float">
            <text:p>21.1347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45" calcext:value-type="float">
            <text:p>974104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8639" calcext:value-type="float">
            <text:p>21.1863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46" calcext:value-type="float">
            <text:p>974104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3361" calcext:value-type="float">
            <text:p>21.13361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47" calcext:value-type="float">
            <text:p>974104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3833" calcext:value-type="float">
            <text:p>21.1383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48" calcext:value-type="float">
            <text:p>974104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7778" calcext:value-type="float">
            <text:p>21.1777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49" calcext:value-type="float">
            <text:p>974104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08306" calcext:value-type="float">
            <text:p>21.08306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50" calcext:value-type="float">
            <text:p>974105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8583" calcext:value-type="float">
            <text:p>21.1858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51" calcext:value-type="float">
            <text:p>974105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7861" calcext:value-type="float">
            <text:p>21.17861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52" calcext:value-type="float">
            <text:p>974105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2444" calcext:value-type="float">
            <text:p>21.1244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53" calcext:value-type="float">
            <text:p>974105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34639" calcext:value-type="float">
            <text:p>21.3463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54" calcext:value-type="float">
            <text:p>974105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34528" calcext:value-type="float">
            <text:p>28.3452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55" calcext:value-type="float">
            <text:p>974105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32028" calcext:value-type="float">
            <text:p>28.3202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56" calcext:value-type="float">
            <text:p>974105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025" calcext:value-type="float">
            <text:p>23.1025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57" calcext:value-type="float">
            <text:p>974105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37417" calcext:value-type="float">
            <text:p>25.37417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58" calcext:value-type="float">
            <text:p>974105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4444" calcext:value-type="float">
            <text:p>21.1444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59" calcext:value-type="float">
            <text:p>974105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37778" calcext:value-type="float">
            <text:p>21.3777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60" calcext:value-type="float">
            <text:p>974106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5.01472" calcext:value-type="float">
            <text:p>35.0147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61" calcext:value-type="float">
            <text:p>974106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06556" calcext:value-type="float">
            <text:p>28.06556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62" calcext:value-type="float">
            <text:p>974106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02306" calcext:value-type="float">
            <text:p>28.02306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63" calcext:value-type="float">
            <text:p>974106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27306" calcext:value-type="float">
            <text:p>31.27306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64" calcext:value-type="float">
            <text:p>974106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11528" calcext:value-type="float">
            <text:p>31.1152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65" calcext:value-type="float">
            <text:p>974106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67167" calcext:value-type="float">
            <text:p>27.67167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66" calcext:value-type="float">
            <text:p>974106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51944" calcext:value-type="float">
            <text:p>28.5194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67" calcext:value-type="float">
            <text:p>974106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31389" calcext:value-type="float">
            <text:p>28.3138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68" calcext:value-type="float">
            <text:p>974106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15472" calcext:value-type="float">
            <text:p>25.1547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69" calcext:value-type="float">
            <text:p>974106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83528" calcext:value-type="float">
            <text:p>25.8352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70" calcext:value-type="float">
            <text:p>974107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77389" calcext:value-type="float">
            <text:p>26.7738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71" calcext:value-type="float">
            <text:p>974107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97333" calcext:value-type="float">
            <text:p>23.9733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72" calcext:value-type="float">
            <text:p>974107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3194" calcext:value-type="float">
            <text:p>21.1319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73" calcext:value-type="float">
            <text:p>974107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53944" calcext:value-type="float">
            <text:p>27.5394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74" calcext:value-type="float">
            <text:p>974107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93333" calcext:value-type="float">
            <text:p>23.9333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75" calcext:value-type="float">
            <text:p>974107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46056" calcext:value-type="float">
            <text:p>28.46056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76" calcext:value-type="float">
            <text:p>974107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23028" calcext:value-type="float">
            <text:p>30.2302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77" calcext:value-type="float">
            <text:p>974107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40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41722" calcext:value-type="float">
            <text:p>31.4172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78" calcext:value-type="float">
            <text:p>974107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 table:number-rows-repeated="10475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swiss"/>
    <style:font-face style:name="Liberation Mono" svg:font-family="'Liberation Mono', Cousine, 'DejaVu Sans Mono'" style:font-family-generic="modern" style:font-pitch="fixed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12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2T15:00:23.623562868</meta:creation-date>
    <meta:generator>LibreOffice/7.3.7.2$Linux_X86_64 LibreOffice_project/30$Build-2</meta:generator>
    <dc:date>2022-11-29T10:47:30.232615630</dc:date>
    <meta:editing-duration>P6DT43M42S</meta:editing-duration>
    <meta:editing-cycles>332</meta:editing-cycles>
    <meta:document-statistic meta:table-count="1" meta:cell-count="9392" meta:object-count="0"/>
  </office:meta>
</office:document-meta>
</file>